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043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827in"/>
    </style:style>
    <style:style style:name="co15" style:family="table-column">
      <style:table-column-properties fo:break-before="auto" style:column-width="1.1457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3063in"/>
    </style:style>
    <style:style style:name="co20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68">
            <text:p>16.8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213">
            <text:p>21.3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87">
            <text:p>28.7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6467">
            <text:p>16467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6811">
            <text:p>1681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6992">
            <text:p>16992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2-20">
            <text:p>2021-02-20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7 - 1.13)">
            <text:p>(0.87 - 1.13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98">
            <text:p>0.98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number-columns-repeated="3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number-columns-repeated="3" table:default-cell-style-name="Default"/>
        <table:table-column table:style-name="co12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98.75">
            <text:p>-98.75</text:p>
          </table:table-cell>
          <table:table-cell office:value-type="float" office:value="-151">
            <text:p>-151</text:p>
          </table:table-cell>
          <table:table-cell office:value-type="float" office:value="-1395.875">
            <text:p>-1395.875</text:p>
          </table:table-cell>
          <table:table-cell office:value-type="float" office:value="-0.00846041809458533">
            <text:p>-0.0084604181</text:p>
          </table:table-cell>
          <table:table-cell office:value-type="float" office:value="-0.0100935828877005">
            <text:p>-0.0100935829</text:p>
          </table:table-cell>
          <table:table-cell office:value-type="float" office:value="-0.0620664739884393">
            <text:p>-0.062066474</text:p>
          </table:table-cell>
          <table:table-cell office:value-type="float" office:value="0.970528830870648">
            <text:p>0.9705288309</text:p>
          </table:table-cell>
          <table:table-cell office:value-type="float" office:value="0.964872145507449">
            <text:p>0.9648721455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30">
            <text:p>10630</text:p>
          </table:table-cell>
          <table:table-cell office:value-type="float" office:value="13715">
            <text:p>13715</text:p>
          </table:table-cell>
          <table:table-cell office:value-type="float" office:value="21001">
            <text:p>21001</text:p>
          </table:table-cell>
          <table:table-cell office:value-type="float" office:value="-504.625">
            <text:p>-504.625</text:p>
          </table:table-cell>
          <table:table-cell office:value-type="float" office:value="-553.5">
            <text:p>-553.5</text:p>
          </table:table-cell>
          <table:table-cell office:value-type="float" office:value="-15.375">
            <text:p>-15.375</text:p>
          </table:table-cell>
          <table:table-cell office:value-type="float" office:value="-0.0474717779868297">
            <text:p>-0.047471778</text:p>
          </table:table-cell>
          <table:table-cell office:value-type="float" office:value="-0.0403572730586949">
            <text:p>-0.0403572731</text:p>
          </table:table-cell>
          <table:table-cell office:value-type="float" office:value="-0.000732107994857388">
            <text:p>-0.000732108</text:p>
          </table:table-cell>
          <table:table-cell office:value-type="float" office:value="0.838265773668348">
            <text:p>0.8382657737</text:p>
          </table:table-cell>
          <table:table-cell office:value-type="float" office:value="0.861941814892487">
            <text:p>0.8619418149</text:p>
          </table:table-cell>
          <table:table-cell office:value-type="float" office:value="0.997438672542947">
            <text:p>0.9974386725</text:p>
          </table:table-cell>
          <table:table-cell office:value-type="float" office:value="-14.2518647404927">
            <text:p>-14.2518647405</text:p>
          </table:table-cell>
          <table:table-cell office:value-type="float" office:value="-16.8263199617971">
            <text:p>-16.82631996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office:value-type="float" office:value="1275">
            <text:p>1275</text:p>
          </table:table-cell>
          <table:table-cell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542">
            <text:p>10542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61.875">
            <text:p>-61.875</text:p>
          </table:table-cell>
          <table:table-cell office:value-type="float" office:value="-382.25">
            <text:p>-382.25</text:p>
          </table:table-cell>
          <table:table-cell office:value-type="float" office:value="-144.5">
            <text:p>-144.5</text:p>
          </table:table-cell>
          <table:table-cell office:value-type="float" office:value="-0.0058693796243597">
            <text:p>-0.0058693796</text:p>
          </table:table-cell>
          <table:table-cell office:value-type="float" office:value="-0.0270294159241974">
            <text:p>-0.0270294159</text:p>
          </table:table-cell>
          <table:table-cell office:value-type="float" office:value="-0.00691685414771911">
            <text:p>-0.0069168541</text:p>
          </table:table-cell>
          <table:table-cell office:value-type="float" office:value="0.979524692564404">
            <text:p>0.9795246926</text:p>
          </table:table-cell>
          <table:table-cell office:value-type="float" office:value="0.906828999342707">
            <text:p>0.9068289993</text:p>
          </table:table-cell>
          <table:table-cell office:value-type="float" office:value="0.975884782510733">
            <text:p>0.9758847825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872">
            <text:p>108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31.25">
            <text:p>-131.25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20722958057395">
            <text:p>-0.0120722958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58032615718913">
            <text:p>0.958032615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832">
            <text:p>832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4226">
            <text:p>14226</text:p>
          </table:table-cell>
          <table:table-cell office:value-type="float" office:value="19926">
            <text:p>19926</text:p>
          </table:table-cell>
          <table:table-cell office:value-type="float" office:value="-29.5">
            <text:p>-29.5</text:p>
          </table:table-cell>
          <table:table-cell office:value-type="float" office:value="7.25">
            <text:p>7.25</text:p>
          </table:table-cell>
          <table:table-cell office:value-type="float" office:value="-108.625">
            <text:p>-108.625</text:p>
          </table:table-cell>
          <table:table-cell office:value-type="float" office:value="-0.00272945965951147">
            <text:p>-0.0027294597</text:p>
          </table:table-cell>
          <table:table-cell office:value-type="float" office:value="0.000509630254463658">
            <text:p>0.0005096303</text:p>
          </table:table-cell>
          <table:table-cell office:value-type="float" office:value="-0.00545142025494329">
            <text:p>-0.0054514203</text:p>
          </table:table-cell>
          <table:table-cell office:value-type="float" office:value="0.990461493093774">
            <text:p>0.9904614931</text:p>
          </table:table-cell>
          <table:table-cell office:value-type="float" office:value="1.0017842149477">
            <text:p>1.0017842149</text:p>
          </table:table-cell>
          <table:table-cell office:value-type="float" office:value="0.980978276353979">
            <text:p>0.98097827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07">
            <text:p>807</text:p>
          </table:table-cell>
          <table:table-cell office:value-type="float" office:value="1221">
            <text:p>1221</text:p>
          </table:table-cell>
          <table:table-cell office:value-type="float" office:value="547">
            <text:p>547</text:p>
          </table:table-cell>
          <table:table-cell office:value-type="float" office:value="10721">
            <text:p>10721</text:p>
          </table:table-cell>
          <table:table-cell office:value-type="float" office:value="14808">
            <text:p>14808</text:p>
          </table:table-cell>
          <table:table-cell office:value-type="float" office:value="20891">
            <text:p>20891</text:p>
          </table:table-cell>
          <table:table-cell office:value-type="float" office:value="-65">
            <text:p>-65</text:p>
          </table:table-cell>
          <table:table-cell office:value-type="float" office:value="-17.75">
            <text:p>-17.75</text:p>
          </table:table-cell>
          <table:table-cell office:value-type="float" office:value="-9.75">
            <text:p>-9.75</text:p>
          </table:table-cell>
          <table:table-cell office:value-type="float" office:value="-0.00606286726984423">
            <text:p>-0.0060628673</text:p>
          </table:table-cell>
          <table:table-cell office:value-type="float" office:value="-0.00119867639113992">
            <text:p>-0.0011986764</text:p>
          </table:table-cell>
          <table:table-cell office:value-type="float" office:value="-0.000466708151835719">
            <text:p>-0.0004667082</text:p>
          </table:table-cell>
          <table:table-cell office:value-type="float" office:value="0.978852010940227">
            <text:p>0.9788520109</text:p>
          </table:table-cell>
          <table:table-cell office:value-type="float" office:value="0.995807448808188">
            <text:p>0.9958074488</text:p>
          </table:table-cell>
          <table:table-cell office:value-type="float" office:value="0.998366948388913">
            <text:p>0.998366948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623">
            <text:p>623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710">
            <text:p>10710</text:p>
          </table:table-cell>
          <table:table-cell office:value-type="float" office:value="14728">
            <text:p>14728</text:p>
          </table:table-cell>
          <table:table-cell office:value-type="float" office:value="20863">
            <text:p>20863</text:p>
          </table:table-cell>
          <table:table-cell office:value-type="float" office:value="-116.625">
            <text:p>-116.625</text:p>
          </table:table-cell>
          <table:table-cell office:value-type="float" office:value="14.25">
            <text:p>14.25</text:p>
          </table:table-cell>
          <table:table-cell office:value-type="float" office:value="-137.125">
            <text:p>-137.125</text:p>
          </table:table-cell>
          <table:table-cell office:value-type="float" office:value="-0.0108893557422969">
            <text:p>-0.0108893557</text:p>
          </table:table-cell>
          <table:table-cell office:value-type="float" office:value="0.000967544812601847">
            <text:p>0.0009675448</text:p>
          </table:table-cell>
          <table:table-cell office:value-type="float" office:value="-0.00657264055984278">
            <text:p>-0.0065726406</text:p>
          </table:table-cell>
          <table:table-cell office:value-type="float" office:value="0.962119667916186">
            <text:p>0.9621196679</text:p>
          </table:table-cell>
          <table:table-cell office:value-type="float" office:value="1.00338824168432">
            <text:p>1.0033882417</text:p>
          </table:table-cell>
          <table:table-cell office:value-type="float" office:value="0.977080429264251">
            <text:p>0.977080429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1334">
            <text:p>1334</text:p>
          </table:table-cell>
          <table:table-cell office:value-type="float" office:value="656">
            <text:p>656</text:p>
          </table:table-cell>
          <table:table-cell office:value-type="float" office:value="1334">
            <text:p>1334</text:p>
          </table:table-cell>
          <table:table-cell office:value-type="float" office:value="10702">
            <text:p>10702</text:p>
          </table:table-cell>
          <table:table-cell office:value-type="float" office:value="13898">
            <text:p>13898</text:p>
          </table:table-cell>
          <table:table-cell office:value-type="float" office:value="20083">
            <text:p>20083</text:p>
          </table:table-cell>
          <table:table-cell office:value-type="float" office:value="7.875">
            <text:p>7.875</text:p>
          </table:table-cell>
          <table:table-cell office:value-type="float" office:value="-97.125">
            <text:p>-97.125</text:p>
          </table:table-cell>
          <table:table-cell office:value-type="float" office:value="-148.5">
            <text:p>-148.5</text:p>
          </table:table-cell>
          <table:table-cell office:value-type="float" office:value="0.00073584376752009">
            <text:p>0.0007358438</text:p>
          </table:table-cell>
          <table:table-cell office:value-type="float" office:value="-0.00698841559936682">
            <text:p>-0.0069884156</text:p>
          </table:table-cell>
          <table:table-cell office:value-type="float" office:value="-0.00739431359856595">
            <text:p>-0.0073943136</text:p>
          </table:table-cell>
          <table:table-cell office:value-type="float" office:value="1.00257651445978">
            <text:p>1.0025765145</text:p>
          </table:table-cell>
          <table:table-cell office:value-type="float" office:value="0.975636267789291">
            <text:p>0.9756362678</text:p>
          </table:table-cell>
          <table:table-cell office:value-type="float" office:value="0.974227067117263">
            <text:p>0.97422706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877">
            <text:p>877</text:p>
          </table:table-cell>
          <table:table-cell office:value-type="float" office:value="1295">
            <text:p>1295</text:p>
          </table:table-cell>
          <table:table-cell office:value-type="float" office:value="615">
            <text:p>615</text:p>
          </table:table-cell>
          <table:table-cell office:value-type="float" office:value="10771">
            <text:p>10771</text:p>
          </table:table-cell>
          <table:table-cell office:value-type="float" office:value="13928">
            <text:p>13928</text:p>
          </table:table-cell>
          <table:table-cell office:value-type="float" office:value="19426">
            <text:p>19426</text:p>
          </table:table-cell>
          <table:table-cell office:value-type="float" office:value="-39.5">
            <text:p>-39.5</text:p>
          </table:table-cell>
          <table:table-cell office:value-type="float" office:value="-97.25">
            <text:p>-97.25</text:p>
          </table:table-cell>
          <table:table-cell office:value-type="float" office:value="58.5">
            <text:p>58.5</text:p>
          </table:table-cell>
          <table:table-cell office:value-type="float" office:value="-0.00366725466530499">
            <text:p>-0.0036672547</text:p>
          </table:table-cell>
          <table:table-cell office:value-type="float" office:value="-0.0069823377369328">
            <text:p>-0.0069823377</text:p>
          </table:table-cell>
          <table:table-cell office:value-type="float" office:value="0.00301142798311541">
            <text:p>0.003011428</text:p>
          </table:table-cell>
          <table:table-cell office:value-type="float" office:value="0.987190968234722">
            <text:p>0.9871909682</text:p>
          </table:table-cell>
          <table:table-cell office:value-type="float" office:value="0.97565737387967">
            <text:p>0.9756573739</text:p>
          </table:table-cell>
          <table:table-cell office:value-type="float" office:value="1.01055777258996">
            <text:p>1.01055777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table:number-columns-repeated="2" office:value-type="float" office:value="888">
            <text:p>888</text:p>
          </table:table-cell>
          <table:table-cell office:value-type="float" office:value="10505">
            <text:p>10505</text:p>
          </table:table-cell>
          <table:table-cell office:value-type="float" office:value="13772">
            <text:p>13772</text:p>
          </table:table-cell>
          <table:table-cell office:value-type="float" office:value="20094">
            <text:p>20094</text:p>
          </table:table-cell>
          <table:table-cell office:value-type="float" office:value="-186.875">
            <text:p>-186.875</text:p>
          </table:table-cell>
          <table:table-cell office:value-type="float" office:value="-88.75">
            <text:p>-88.75</text:p>
          </table:table-cell>
          <table:table-cell office:value-type="float" office:value="-56.375">
            <text:p>-56.375</text:p>
          </table:table-cell>
          <table:table-cell office:value-type="float" office:value="-0.0177891480247501">
            <text:p>-0.017789148</text:p>
          </table:table-cell>
          <table:table-cell office:value-type="float" office:value="-0.00644423467905896">
            <text:p>-0.0064442347</text:p>
          </table:table-cell>
          <table:table-cell office:value-type="float" office:value="-0.00280556384990544">
            <text:p>-0.0028055638</text:p>
          </table:table-cell>
          <table:table-cell office:value-type="float" office:value="0.93835823133677">
            <text:p>0.9383582313</text:p>
          </table:table-cell>
          <table:table-cell office:value-type="float" office:value="0.977526573818067">
            <text:p>0.9775265738</text:p>
          </table:table-cell>
          <table:table-cell office:value-type="float" office:value="0.990195954054822">
            <text:p>0.990195954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624">
            <text:p>624</text:p>
          </table:table-cell>
          <table:table-cell office:value-type="float" office:value="889">
            <text:p>889</text:p>
          </table:table-cell>
          <table:table-cell office:value-type="float" office:value="10552">
            <text:p>10552</text:p>
          </table:table-cell>
          <table:table-cell office:value-type="float" office:value="13648">
            <text:p>13648</text:p>
          </table:table-cell>
          <table:table-cell office:value-type="float" office:value="19815">
            <text:p>19815</text:p>
          </table:table-cell>
          <table:table-cell office:value-type="float" office:value="-255.375">
            <text:p>-255.375</text:p>
          </table:table-cell>
          <table:table-cell office:value-type="float" office:value="-99.125">
            <text:p>-99.125</text:p>
          </table:table-cell>
          <table:table-cell office:value-type="float" office:value="31.625">
            <text:p>31.625</text:p>
          </table:table-cell>
          <table:table-cell office:value-type="float" office:value="-0.024201573161486">
            <text:p>-0.0242015732</text:p>
          </table:table-cell>
          <table:table-cell office:value-type="float" office:value="-0.00726296893317702">
            <text:p>-0.0072629689</text:p>
          </table:table-cell>
          <table:table-cell office:value-type="float" office:value="0.0015960131213727">
            <text:p>0.0015960131</text:p>
          </table:table-cell>
          <table:table-cell office:value-type="float" office:value="0.916442497576041">
            <text:p>0.9164424976</text:p>
          </table:table-cell>
          <table:table-cell office:value-type="float" office:value="0.97468300014062">
            <text:p>0.9746830001</text:p>
          </table:table-cell>
          <table:table-cell office:value-type="float" office:value="1.00559103855026">
            <text:p>1.0055910386</text:p>
          </table:table-cell>
          <table:table-cell office:value-type="float" office:value="-28.2925949406923">
            <text:p>-28.29259494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55">
            <text:p>1255</text:p>
          </table:table-cell>
          <table:table-cell office:value-type="float" office:value="569">
            <text:p>569</text:p>
          </table:table-cell>
          <table:table-cell office:value-type="float" office:value="10856">
            <text:p>10856</text:p>
          </table:table-cell>
          <table:table-cell office:value-type="float" office:value="13922">
            <text:p>13922</text:p>
          </table:table-cell>
          <table:table-cell office:value-type="float" office:value="19237">
            <text:p>19237</text:p>
          </table:table-cell>
          <table:table-cell office:value-type="float" office:value="11">
            <text:p>11</text:p>
          </table:table-cell>
          <table:table-cell office:value-type="float" office:value="-174.5">
            <text:p>-174.5</text:p>
          </table:table-cell>
          <table:table-cell office:value-type="float" office:value="-175.375">
            <text:p>-175.375</text:p>
          </table:table-cell>
          <table:table-cell office:value-type="float" office:value="0.0010132645541636">
            <text:p>0.0010132646</text:p>
          </table:table-cell>
          <table:table-cell office:value-type="float" office:value="-0.0125341186611119">
            <text:p>-0.0125341187</text:p>
          </table:table-cell>
          <table:table-cell office:value-type="float" office:value="-0.00911654623901856">
            <text:p>-0.0091165462</text:p>
          </table:table-cell>
          <table:table-cell office:value-type="float" office:value="1.00354843828148">
            <text:p>1.0035484383</text:p>
          </table:table-cell>
          <table:table-cell office:value-type="float" office:value="0.956438508782106">
            <text:p>0.9564385088</text:p>
          </table:table-cell>
          <table:table-cell office:value-type="float" office:value="0.968254986537478">
            <text:p>0.96825498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office:value-type="float" office:value="1201">
            <text:p>1201</text:p>
          </table:table-cell>
          <table:table-cell table:number-columns-repeated="2" office:value-type="float" office:value="515">
            <text:p>515</text:p>
          </table:table-cell>
          <table:table-cell office:value-type="float" office:value="10764">
            <text:p>10764</text:p>
          </table:table-cell>
          <table:table-cell office:value-type="float" office:value="14096">
            <text:p>14096</text:p>
          </table:table-cell>
          <table:table-cell office:value-type="float" office:value="19469">
            <text:p>19469</text:p>
          </table:table-cell>
          <table:table-cell office:value-type="float" office:value="-14.75">
            <text:p>-14.75</text:p>
          </table:table-cell>
          <table:table-cell office:value-type="float" office:value="-45.5">
            <text:p>-45.5</text:p>
          </table:table-cell>
          <table:table-cell office:value-type="float" office:value="-296.875">
            <text:p>-296.875</text:p>
          </table:table-cell>
          <table:table-cell office:value-type="float" office:value="-0.00137030843552583">
            <text:p>-0.0013703084</text:p>
          </table:table-cell>
          <table:table-cell office:value-type="float" office:value="-0.00322786606129398">
            <text:p>-0.0032278661</text:p>
          </table:table-cell>
          <table:table-cell office:value-type="float" office:value="-0.0152486003390005">
            <text:p>-0.0152486003</text:p>
          </table:table-cell>
          <table:table-cell office:value-type="float" office:value="0.995207600856268">
            <text:p>0.9952076009</text:p>
          </table:table-cell>
          <table:table-cell office:value-type="float" office:value="0.988722890259318">
            <text:p>0.9887228903</text:p>
          </table:table-cell>
          <table:table-cell office:value-type="float" office:value="0.947085637645604">
            <text:p>0.94708563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05">
            <text:p>805</text:p>
          </table:table-cell>
          <table:table-cell office:value-type="float" office:value="1226">
            <text:p>1226</text:p>
          </table:table-cell>
          <table:table-cell office:value-type="float" office:value="10392">
            <text:p>10392</text:p>
          </table:table-cell>
          <table:table-cell office:value-type="float" office:value="13402">
            <text:p>13402</text:p>
          </table:table-cell>
          <table:table-cell office:value-type="float" office:value="20180">
            <text:p>20180</text:p>
          </table:table-cell>
          <table:table-cell office:value-type="float" office:value="-96.875">
            <text:p>-96.875</text:p>
          </table:table-cell>
          <table:table-cell office:value-type="float" office:value="-153.75">
            <text:p>-153.75</text:p>
          </table:table-cell>
          <table:table-cell office:value-type="float" office:value="-41.5">
            <text:p>-41.5</text:p>
          </table:table-cell>
          <table:table-cell office:value-type="float" office:value="-0.00932207467282525">
            <text:p>-0.0093220747</text:p>
          </table:table-cell>
          <table:table-cell office:value-type="float" office:value="-0.0114721683330846">
            <text:p>-0.0114721683</text:p>
          </table:table-cell>
          <table:table-cell office:value-type="float" office:value="-0.00205649157581764">
            <text:p>-0.0020564916</text:p>
          </table:table-cell>
          <table:table-cell office:value-type="float" office:value="0.967543064754475">
            <text:p>0.9675430648</text:p>
          </table:table-cell>
          <table:table-cell office:value-type="float" office:value="0.960105367700879">
            <text:p>0.9601053677</text:p>
          </table:table-cell>
          <table:table-cell office:value-type="float" office:value="0.992810568633537">
            <text:p>0.99281056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77">
            <text:p>1277</text:p>
          </table:table-cell>
          <table:table-cell office:value-type="float" office:value="592">
            <text:p>592</text:p>
          </table:table-cell>
          <table:table-cell office:value-type="float" office:value="9767">
            <text:p>9767</text:p>
          </table:table-cell>
          <table:table-cell office:value-type="float" office:value="13682">
            <text:p>13682</text:p>
          </table:table-cell>
          <table:table-cell office:value-type="float" office:value="19799">
            <text:p>19799</text:p>
          </table:table-cell>
          <table:table-cell office:value-type="float" office:value="-33.25">
            <text:p>-33.25</text:p>
          </table:table-cell>
          <table:table-cell office:value-type="float" office:value="-224.875">
            <text:p>-224.875</text:p>
          </table:table-cell>
          <table:table-cell office:value-type="float" office:value="-9.875">
            <text:p>-9.875</text:p>
          </table:table-cell>
          <table:table-cell office:value-type="float" office:value="-0.00340432067164943">
            <text:p>-0.0034043207</text:p>
          </table:table-cell>
          <table:table-cell office:value-type="float" office:value="-0.0164358280953077">
            <text:p>-0.0164358281</text:p>
          </table:table-cell>
          <table:table-cell office:value-type="float" office:value="-0.000498762563765847">
            <text:p>-0.0004987626</text:p>
          </table:table-cell>
          <table:table-cell office:value-type="float" office:value="0.988107592871728">
            <text:p>0.9881075929</text:p>
          </table:table-cell>
          <table:table-cell office:value-type="float" office:value="0.943004069098973">
            <text:p>0.9430040691</text:p>
          </table:table-cell>
          <table:table-cell office:value-type="float" office:value="0.998254818604446">
            <text:p>0.99825481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4">
            <text:p>814</text:p>
          </table:table-cell>
          <table:table-cell office:value-type="float" office:value="551">
            <text:p>551</text:p>
          </table:table-cell>
          <table:table-cell office:value-type="float" office:value="9828">
            <text:p>9828</text:p>
          </table:table-cell>
          <table:table-cell office:value-type="float" office:value="13762">
            <text:p>13762</text:p>
          </table:table-cell>
          <table:table-cell office:value-type="float" office:value="19195">
            <text:p>19195</text:p>
          </table:table-cell>
          <table:table-cell office:value-type="float" office:value="-76.75">
            <text:p>-76.75</text:p>
          </table:table-cell>
          <table:table-cell office:value-type="float" office:value="35">
            <text:p>35</text:p>
          </table:table-cell>
          <table:table-cell office:value-type="float" office:value="-254">
            <text:p>-254</text:p>
          </table:table-cell>
          <table:table-cell office:value-type="float" office:value="-0.00780932030932031">
            <text:p>-0.0078093203</text:p>
          </table:table-cell>
          <table:table-cell office:value-type="float" office:value="0.00254323499491353">
            <text:p>0.002543235</text:p>
          </table:table-cell>
          <table:table-cell office:value-type="float" office:value="-0.0132326126595468">
            <text:p>-0.0132326127</text:p>
          </table:table-cell>
          <table:table-cell office:value-type="float" office:value="0.972786910465418">
            <text:p>0.9727869105</text:p>
          </table:table-cell>
          <table:table-cell office:value-type="float" office:value="1.00891399984891">
            <text:p>1.0089139998</text:p>
          </table:table-cell>
          <table:table-cell office:value-type="float" office:value="0.95402905568567">
            <text:p>0.954029055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9397">
            <text:p>9397</text:p>
          </table:table-cell>
          <table:table-cell office:value-type="float" office:value="13710">
            <text:p>13710</text:p>
          </table:table-cell>
          <table:table-cell office:value-type="float" office:value="19461">
            <text:p>19461</text:p>
          </table:table-cell>
          <table:table-cell office:value-type="float" office:value="-212.5">
            <text:p>-212.5</text:p>
          </table:table-cell>
          <table:table-cell office:value-type="float" office:value="57">
            <text:p>57</text:p>
          </table:table-cell>
          <table:table-cell office:value-type="float" office:value="-297.5">
            <text:p>-297.5</text:p>
          </table:table-cell>
          <table:table-cell office:value-type="float" office:value="-0.0226136000851336">
            <text:p>-0.0226136001</text:p>
          </table:table-cell>
          <table:table-cell office:value-type="float" office:value="0.00415754923413567">
            <text:p>0.0041575492</text:p>
          </table:table-cell>
          <table:table-cell office:value-type="float" office:value="-0.01528698422486">
            <text:p>-0.0152869842</text:p>
          </table:table-cell>
          <table:table-cell office:value-type="float" office:value="0.921854694523301">
            <text:p>0.9218546945</text:p>
          </table:table-cell>
          <table:table-cell office:value-type="float" office:value="1.01458530134212">
            <text:p>1.0145853013</text:p>
          </table:table-cell>
          <table:table-cell office:value-type="float" office:value="0.946953591310905">
            <text:p>0.9469535913</text:p>
          </table:table-cell>
          <table:table-cell office:value-type="float" office:value="-30.3038890045235">
            <text:p>-30.30388900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table:number-columns-repeated="2" office:value-type="float" office:value="534">
            <text:p>534</text:p>
          </table:table-cell>
          <table:table-cell office:value-type="float" office:value="9811">
            <text:p>9811</text:p>
          </table:table-cell>
          <table:table-cell office:value-type="float" office:value="13178">
            <text:p>13178</text:p>
          </table:table-cell>
          <table:table-cell office:value-type="float" office:value="18061">
            <text:p>18061</text:p>
          </table:table-cell>
          <table:table-cell office:value-type="float" office:value="-206.875">
            <text:p>-206.875</text:p>
          </table:table-cell>
          <table:table-cell office:value-type="float" office:value="-251">
            <text:p>-251</text:p>
          </table:table-cell>
          <table:table-cell office:value-type="float" office:value="-276.25">
            <text:p>-276.25</text:p>
          </table:table-cell>
          <table:table-cell office:value-type="float" office:value="-0.0210860258893079">
            <text:p>-0.0210860259</text:p>
          </table:table-cell>
          <table:table-cell office:value-type="float" office:value="-0.0190468963423888">
            <text:p>-0.0190468963</text:p>
          </table:table-cell>
          <table:table-cell office:value-type="float" office:value="-0.0152953878522784">
            <text:p>-0.0152953879</text:p>
          </table:table-cell>
          <table:table-cell office:value-type="float" office:value="0.927070365543519">
            <text:p>0.9270703655</text:p>
          </table:table-cell>
          <table:table-cell office:value-type="float" office:value="0.934046919951783">
            <text:p>0.93404692</text:p>
          </table:table-cell>
          <table:table-cell office:value-type="float" office:value="0.946924682340547">
            <text:p>0.9469246823</text:p>
          </table:table-cell>
          <table:table-cell office:value-type="float" office:value="-32.5245433983997">
            <text:p>-32.52454339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office:value-type="float" office:value="1187">
            <text:p>1187</text:p>
          </table:table-cell>
          <table:table-cell office:value-type="float" office:value="521">
            <text:p>521</text:p>
          </table:table-cell>
          <table:table-cell office:value-type="float" office:value="1187">
            <text:p>1187</text:p>
          </table:table-cell>
          <table:table-cell office:value-type="float" office:value="9758">
            <text:p>9758</text:p>
          </table:table-cell>
          <table:table-cell office:value-type="float" office:value="13183">
            <text:p>13183</text:p>
          </table:table-cell>
          <table:table-cell office:value-type="float" office:value="18309">
            <text:p>18309</text:p>
          </table:table-cell>
          <table:table-cell office:value-type="float" office:value="-121.875">
            <text:p>-121.875</text:p>
          </table:table-cell>
          <table:table-cell office:value-type="float" office:value="-138.625">
            <text:p>-138.625</text:p>
          </table:table-cell>
          <table:table-cell office:value-type="float" office:value="-359.375">
            <text:p>-359.375</text:p>
          </table:table-cell>
          <table:table-cell office:value-type="float" office:value="-0.0124897519983603">
            <text:p>-0.012489752</text:p>
          </table:table-cell>
          <table:table-cell office:value-type="float" office:value="-0.0105154365470682">
            <text:p>-0.0105154365</text:p>
          </table:table-cell>
          <table:table-cell office:value-type="float" office:value="-0.0196283248675515">
            <text:p>-0.0196283249</text:p>
          </table:table-cell>
          <table:table-cell office:value-type="float" office:value="0.956591616059501">
            <text:p>0.9565916161</text:p>
          </table:table-cell>
          <table:table-cell office:value-type="float" office:value="0.963412697920581">
            <text:p>0.9634126979</text:p>
          </table:table-cell>
          <table:table-cell office:value-type="float" office:value="0.932055994392298">
            <text:p>0.932055994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685">
            <text:p>685</text:p>
          </table:table-cell>
          <table:table-cell office:value-type="float" office:value="1085">
            <text:p>1085</text:p>
          </table:table-cell>
          <table:table-cell office:value-type="float" office:value="428">
            <text:p>428</text:p>
          </table:table-cell>
          <table:table-cell office:value-type="float" office:value="9661">
            <text:p>9661</text:p>
          </table:table-cell>
          <table:table-cell office:value-type="float" office:value="13874">
            <text:p>13874</text:p>
          </table:table-cell>
          <table:table-cell office:value-type="float" office:value="19195">
            <text:p>19195</text:p>
          </table:table-cell>
          <table:table-cell office:value-type="float" office:value="-54.125">
            <text:p>-54.125</text:p>
          </table:table-cell>
          <table:table-cell office:value-type="float" office:value="-239.625">
            <text:p>-239.625</text:p>
          </table:table-cell>
          <table:table-cell office:value-type="float" office:value="-254">
            <text:p>-254</text:p>
          </table:table-cell>
          <table:table-cell office:value-type="float" office:value="-0.00560242210951247">
            <text:p>-0.0056024221</text:p>
          </table:table-cell>
          <table:table-cell office:value-type="float" office:value="-0.0172715150641488">
            <text:p>-0.0172715151</text:p>
          </table:table-cell>
          <table:table-cell office:value-type="float" office:value="-0.0132326126595468">
            <text:p>-0.0132326127</text:p>
          </table:table-cell>
          <table:table-cell office:value-type="float" office:value="0.980453041398353">
            <text:p>0.9804530414</text:p>
          </table:table-cell>
          <table:table-cell office:value-type="float" office:value="0.940134375531397">
            <text:p>0.9401343755</text:p>
          </table:table-cell>
          <table:table-cell office:value-type="float" office:value="0.95402905568567">
            <text:p>0.954029055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482">
            <text:p>482</text:p>
          </table:table-cell>
          <table:table-cell office:value-type="float" office:value="735">
            <text:p>735</text:p>
          </table:table-cell>
          <table:table-cell office:value-type="float" office:value="1130">
            <text:p>1130</text:p>
          </table:table-cell>
          <table:table-cell office:value-type="float" office:value="9060">
            <text:p>9060</text:p>
          </table:table-cell>
          <table:table-cell office:value-type="float" office:value="12540">
            <text:p>12540</text:p>
          </table:table-cell>
          <table:table-cell office:value-type="float" office:value="19546">
            <text:p>19546</text:p>
          </table:table-cell>
          <table:table-cell office:value-type="float" office:value="-263.75">
            <text:p>-263.75</text:p>
          </table:table-cell>
          <table:table-cell office:value-type="float" office:value="-107.375">
            <text:p>-107.375</text:p>
          </table:table-cell>
          <table:table-cell office:value-type="float" office:value="-277.75">
            <text:p>-277.75</text:p>
          </table:table-cell>
          <table:table-cell office:value-type="float" office:value="-0.0291114790286976">
            <text:p>-0.029111479</text:p>
          </table:table-cell>
          <table:table-cell office:value-type="float" office:value="-0.00856259968102073">
            <text:p>-0.0085625997</text:p>
          </table:table-cell>
          <table:table-cell office:value-type="float" office:value="-0.0142100685562263">
            <text:p>-0.0142100686</text:p>
          </table:table-cell>
          <table:table-cell office:value-type="float" office:value="0.899770880693586">
            <text:p>0.8997708807</text:p>
          </table:table-cell>
          <table:table-cell office:value-type="float" office:value="0.97017460461849">
            <text:p>0.9701746046</text:p>
          </table:table-cell>
          <table:table-cell office:value-type="float" office:value="0.950660535108018">
            <text:p>0.9506605351</text:p>
          </table:table-cell>
          <table:table-cell office:value-type="float" office:value="-23.4618183386961">
            <text:p>-23.46181833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07">
            <text:p>507</text:p>
          </table:table-cell>
          <table:table-cell office:value-type="float" office:value="8700">
            <text:p>8700</text:p>
          </table:table-cell>
          <table:table-cell office:value-type="float" office:value="12398">
            <text:p>12398</text:p>
          </table:table-cell>
          <table:table-cell office:value-type="float" office:value="17786">
            <text:p>17786</text:p>
          </table:table-cell>
          <table:table-cell office:value-type="float" office:value="-170.375">
            <text:p>-170.375</text:p>
          </table:table-cell>
          <table:table-cell office:value-type="float" office:value="-213">
            <text:p>-213</text:p>
          </table:table-cell>
          <table:table-cell office:value-type="float" office:value="-306.25">
            <text:p>-306.25</text:p>
          </table:table-cell>
          <table:table-cell office:value-type="float" office:value="-0.0195833333333333">
            <text:p>-0.0195833333</text:p>
          </table:table-cell>
          <table:table-cell office:value-type="float" office:value="-0.0171801903532828">
            <text:p>-0.0171801904</text:p>
          </table:table-cell>
          <table:table-cell office:value-type="float" office:value="-0.0172185988980097">
            <text:p>-0.0172185989</text:p>
          </table:table-cell>
          <table:table-cell office:value-type="float" office:value="0.932210006944444">
            <text:p>0.9322100069</text:p>
          </table:table-cell>
          <table:table-cell office:value-type="float" office:value="0.940447845287037">
            <text:p>0.9404478453</text:p>
          </table:table-cell>
          <table:table-cell office:value-type="float" office:value="0.940316004947067">
            <text:p>0.940316004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705">
            <text:p>705</text:p>
          </table:table-cell>
          <table:table-cell office:value-type="float" office:value="461">
            <text:p>461</text:p>
          </table:table-cell>
          <table:table-cell office:value-type="float" office:value="705">
            <text:p>705</text:p>
          </table:table-cell>
          <table:table-cell office:value-type="float" office:value="8585">
            <text:p>8585</text:p>
          </table:table-cell>
          <table:table-cell office:value-type="float" office:value="12422">
            <text:p>12422</text:p>
          </table:table-cell>
          <table:table-cell office:value-type="float" office:value="17778">
            <text:p>17778</text:p>
          </table:table-cell>
          <table:table-cell office:value-type="float" office:value="-81.125">
            <text:p>-81.125</text:p>
          </table:table-cell>
          <table:table-cell office:value-type="float" office:value="-120.5">
            <text:p>-120.5</text:p>
          </table:table-cell>
          <table:table-cell office:value-type="float" office:value="-177">
            <text:p>-177</text:p>
          </table:table-cell>
          <table:table-cell office:value-type="float" office:value="-0.00944962143273151">
            <text:p>-0.0094496214</text:p>
          </table:table-cell>
          <table:table-cell office:value-type="float" office:value="-0.00970053131540815">
            <text:p>-0.0097005313</text:p>
          </table:table-cell>
          <table:table-cell office:value-type="float" office:value="-0.00995612554843064">
            <text:p>-0.0099561255</text:p>
          </table:table-cell>
          <table:table-cell office:value-type="float" office:value="0.967101343862075">
            <text:p>0.9671013439</text:p>
          </table:table-cell>
          <table:table-cell office:value-type="float" office:value="0.966232576999362">
            <text:p>0.966232577</text:p>
          </table:table-cell>
          <table:table-cell office:value-type="float" office:value="0.965347844474928">
            <text:p>0.965347844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395">
            <text:p>395</text:p>
          </table:table-cell>
          <table:table-cell table:number-columns-repeated="2" office:value-type="float" office:value="635">
            <text:p>635</text:p>
          </table:table-cell>
          <table:table-cell office:value-type="float" office:value="8240">
            <text:p>8240</text:p>
          </table:table-cell>
          <table:table-cell office:value-type="float" office:value="12268">
            <text:p>12268</text:p>
          </table:table-cell>
          <table:table-cell office:value-type="float" office:value="18681">
            <text:p>18681</text:p>
          </table:table-cell>
          <table:table-cell office:value-type="float" office:value="-264.625">
            <text:p>-264.625</text:p>
          </table:table-cell>
          <table:table-cell office:value-type="float" office:value="-79.375">
            <text:p>-79.375</text:p>
          </table:table-cell>
          <table:table-cell office:value-type="float" office:value="-318.375">
            <text:p>-318.375</text:p>
          </table:table-cell>
          <table:table-cell office:value-type="float" office:value="-0.0321146844660194">
            <text:p>-0.0321146845</text:p>
          </table:table-cell>
          <table:table-cell office:value-type="float" office:value="-0.0064700847733942">
            <text:p>-0.0064700848</text:p>
          </table:table-cell>
          <table:table-cell office:value-type="float" office:value="-0.0170427171992934">
            <text:p>-0.0170427172</text:p>
          </table:table-cell>
          <table:table-cell office:value-type="float" office:value="0.889620056167302">
            <text:p>0.8896200562</text:p>
          </table:table-cell>
          <table:table-cell office:value-type="float" office:value="0.977436752807191">
            <text:p>0.9774367528</text:p>
          </table:table-cell>
          <table:table-cell office:value-type="float" office:value="0.940919780053162">
            <text:p>0.9409197801</text:p>
          </table:table-cell>
          <table:table-cell office:value-type="float" office:value="-21.2350375107207">
            <text:p>-21.23503751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604">
            <text:p>604</text:p>
          </table:table-cell>
          <table:table-cell office:value-type="float" office:value="369">
            <text:p>369</text:p>
          </table:table-cell>
          <table:table-cell office:value-type="float" office:value="8204">
            <text:p>8204</text:p>
          </table:table-cell>
          <table:table-cell office:value-type="float" office:value="11512">
            <text:p>11512</text:p>
          </table:table-cell>
          <table:table-cell office:value-type="float" office:value="16905">
            <text:p>16905</text:p>
          </table:table-cell>
          <table:table-cell office:value-type="float" office:value="-133.375">
            <text:p>-133.375</text:p>
          </table:table-cell>
          <table:table-cell office:value-type="float" office:value="-301.75">
            <text:p>-301.75</text:p>
          </table:table-cell>
          <table:table-cell office:value-type="float" office:value="-290.5">
            <text:p>-290.5</text:p>
          </table:table-cell>
          <table:table-cell office:value-type="float" office:value="-0.016257313505607">
            <text:p>-0.0162573135</text:p>
          </table:table-cell>
          <table:table-cell office:value-type="float" office:value="-0.0262117790132036">
            <text:p>-0.026211779</text:p>
          </table:table-cell>
          <table:table-cell office:value-type="float" office:value="-0.017184265010352">
            <text:p>-0.017184265</text:p>
          </table:table-cell>
          <table:table-cell office:value-type="float" office:value="0.943617431205518">
            <text:p>0.9436174312</text:p>
          </table:table-cell>
          <table:table-cell office:value-type="float" office:value="0.9096054058775">
            <text:p>0.9096054059</text:p>
          </table:table-cell>
          <table:table-cell office:value-type="float" office:value="0.940433858433102">
            <text:p>0.9404338584</text:p>
          </table:table-cell>
          <table:table-cell office:value-type="float" office:value="0">
            <text:p>0</text:p>
          </table:table-cell>
          <table:table-cell office:value-type="float" office:value="-26.0960026767811">
            <text:p>-26.09600267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5">
            <text:p>345</text:p>
          </table:table-cell>
          <table:table-cell office:value-type="float" office:value="931">
            <text:p>931</text:p>
          </table:table-cell>
          <table:table-cell office:value-type="float" office:value="8562">
            <text:p>8562</text:p>
          </table:table-cell>
          <table:table-cell office:value-type="float" office:value="11460">
            <text:p>11460</text:p>
          </table:table-cell>
          <table:table-cell office:value-type="float" office:value="16492">
            <text:p>16492</text:p>
          </table:table-cell>
          <table:table-cell office:value-type="float" office:value="-78.25">
            <text:p>-78.25</text:p>
          </table:table-cell>
          <table:table-cell office:value-type="float" office:value="-213.5">
            <text:p>-213.5</text:p>
          </table:table-cell>
          <table:table-cell office:value-type="float" office:value="-338">
            <text:p>-338</text:p>
          </table:table-cell>
          <table:table-cell office:value-type="float" office:value="-0.00913921980845597">
            <text:p>-0.0091392198</text:p>
          </table:table-cell>
          <table:table-cell office:value-type="float" office:value="-0.018630017452007">
            <text:p>-0.0186300175</text:p>
          </table:table-cell>
          <table:table-cell office:value-type="float" office:value="-0.020494785350473">
            <text:p>-0.0204947854</text:p>
          </table:table-cell>
          <table:table-cell office:value-type="float" office:value="0.96817644033427">
            <text:p>0.9681764403</text:p>
          </table:table-cell>
          <table:table-cell office:value-type="float" office:value="0.935475210916489">
            <text:p>0.9354752109</text:p>
          </table:table-cell>
          <table:table-cell office:value-type="float" office:value="0.929091522277406">
            <text:p>0.9290915223</text:p>
          </table:table-cell>
          <table:table-cell table:number-columns-repeated="2" office:value-type="float" office:value="0">
            <text:p>0</text:p>
          </table:table-cell>
          <table:table-cell office:value-type="float" office:value="-33.47289094978">
            <text:p>-33.4728909498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office:value-type="float" office:value="346">
            <text:p>346</text:p>
          </table:table-cell>
          <table:table-cell table:number-columns-repeated="2" office:value-type="float" office:value="914">
            <text:p>914</text:p>
          </table:table-cell>
          <table:table-cell office:value-type="float" office:value="8350">
            <text:p>8350</text:p>
          </table:table-cell>
          <table:table-cell office:value-type="float" office:value="12274">
            <text:p>12274</text:p>
          </table:table-cell>
          <table:table-cell office:value-type="float" office:value="17654">
            <text:p>17654</text:p>
          </table:table-cell>
          <table:table-cell office:value-type="float" office:value="-57.75">
            <text:p>-57.75</text:p>
          </table:table-cell>
          <table:table-cell office:value-type="float" office:value="-109.375">
            <text:p>-109.375</text:p>
          </table:table-cell>
          <table:table-cell office:value-type="float" office:value="-303.5">
            <text:p>-303.5</text:p>
          </table:table-cell>
          <table:table-cell office:value-type="float" office:value="-0.00691616766467066">
            <text:p>-0.0069161677</text:p>
          </table:table-cell>
          <table:table-cell office:value-type="float" office:value="-0.00891111292162294">
            <text:p>-0.0089111129</text:p>
          </table:table-cell>
          <table:table-cell office:value-type="float" office:value="-0.0171915713152827">
            <text:p>-0.0171915713</text:p>
          </table:table-cell>
          <table:table-cell office:value-type="float" office:value="0.975887166588978">
            <text:p>0.9758871666</text:p>
          </table:table-cell>
          <table:table-cell office:value-type="float" office:value="0.968966744323984">
            <text:p>0.9689667443</text:p>
          </table:table-cell>
          <table:table-cell office:value-type="float" office:value="0.940408778640116">
            <text:p>0.94040877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office:value-type="float" office:value="454">
            <text:p>454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8082">
            <text:p>8082</text:p>
          </table:table-cell>
          <table:table-cell office:value-type="float" office:value="11394">
            <text:p>11394</text:p>
          </table:table-cell>
          <table:table-cell office:value-type="float" office:value="17930">
            <text:p>17930</text:p>
          </table:table-cell>
          <table:table-cell office:value-type="float" office:value="-186.75">
            <text:p>-186.75</text:p>
          </table:table-cell>
          <table:table-cell office:value-type="float" office:value="-55.75">
            <text:p>-55.75</text:p>
          </table:table-cell>
          <table:table-cell office:value-type="float" office:value="-292.625">
            <text:p>-292.625</text:p>
          </table:table-cell>
          <table:table-cell office:value-type="float" office:value="-0.0231069042316258">
            <text:p>-0.0231069042</text:p>
          </table:table-cell>
          <table:table-cell office:value-type="float" office:value="-0.00489292610145691">
            <text:p>-0.0048929261</text:p>
          </table:table-cell>
          <table:table-cell office:value-type="float" office:value="-0.0163204127161182">
            <text:p>-0.0163204127</text:p>
          </table:table-cell>
          <table:table-cell office:value-type="float" office:value="0.920172336074722">
            <text:p>0.9201723361</text:p>
          </table:table-cell>
          <table:table-cell office:value-type="float" office:value="0.982921682467536">
            <text:p>0.9829216825</text:p>
          </table:table-cell>
          <table:table-cell office:value-type="float" office:value="0.943400613001186">
            <text:p>0.943400613</text:p>
          </table:table-cell>
          <table:table-cell office:value-type="float" office:value="-29.6494817463085">
            <text:p>-29.649481746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522">
            <text:p>522</text:p>
          </table:table-cell>
          <table:table-cell table:number-columns-repeated="2" office:value-type="float" office:value="1059">
            <text:p>1059</text:p>
          </table:table-cell>
          <table:table-cell office:value-type="float" office:value="8178">
            <text:p>8178</text:p>
          </table:table-cell>
          <table:table-cell office:value-type="float" office:value="10847">
            <text:p>10847</text:p>
          </table:table-cell>
          <table:table-cell office:value-type="float" office:value="16482">
            <text:p>16482</text:p>
          </table:table-cell>
          <table:table-cell office:value-type="float" office:value="-170.25">
            <text:p>-170.25</text:p>
          </table:table-cell>
          <table:table-cell office:value-type="float" office:value="121.25">
            <text:p>121.25</text:p>
          </table:table-cell>
          <table:table-cell office:value-type="float" office:value="-248.75">
            <text:p>-248.75</text:p>
          </table:table-cell>
          <table:table-cell office:value-type="float" office:value="-0.0208180484225972">
            <text:p>-0.0208180484</text:p>
          </table:table-cell>
          <table:table-cell office:value-type="float" office:value="0.0111782059555637">
            <text:p>0.011178206</text:p>
          </table:table-cell>
          <table:table-cell office:value-type="float" office:value="-0.0150922218177406">
            <text:p>-0.0150922218</text:p>
          </table:table-cell>
          <table:table-cell office:value-type="float" office:value="0.927986277155556">
            <text:p>0.9279862772</text:p>
          </table:table-cell>
          <table:table-cell office:value-type="float" office:value="1.03936862732971">
            <text:p>1.0393686273</text:p>
          </table:table-cell>
          <table:table-cell office:value-type="float" office:value="0.947623662950324">
            <text:p>0.947623663</text:p>
          </table:table-cell>
          <table:table-cell office:value-type="float" office:value="-32.9477039890968">
            <text:p>-32.94770398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61">
            <text:p>561</text:p>
          </table:table-cell>
          <table:table-cell office:value-type="float" office:value="1085">
            <text:p>1085</text:p>
          </table:table-cell>
          <table:table-cell office:value-type="float" office:value="8122">
            <text:p>8122</text:p>
          </table:table-cell>
          <table:table-cell office:value-type="float" office:value="10923">
            <text:p>10923</text:p>
          </table:table-cell>
          <table:table-cell office:value-type="float" office:value="15389">
            <text:p>15389</text:p>
          </table:table-cell>
          <table:table-cell office:value-type="float" office:value="157">
            <text:p>157</text:p>
          </table:table-cell>
          <table:table-cell office:value-type="float" office:value="-101.125">
            <text:p>-101.125</text:p>
          </table:table-cell>
          <table:table-cell office:value-type="float" office:value="-221.75">
            <text:p>-221.75</text:p>
          </table:table-cell>
          <table:table-cell office:value-type="float" office:value="0.0193302142329475">
            <text:p>0.0193302142</text:p>
          </table:table-cell>
          <table:table-cell office:value-type="float" office:value="-0.00925798773230797">
            <text:p>-0.0092579877</text:p>
          </table:table-cell>
          <table:table-cell office:value-type="float" office:value="-0.0144096432516733">
            <text:p>-0.0144096433</text:p>
          </table:table-cell>
          <table:table-cell office:value-type="float" office:value="1.06838811789261">
            <text:p>1.0683881179</text:p>
          </table:table-cell>
          <table:table-cell office:value-type="float" office:value="0.967765035197151">
            <text:p>0.9677650352</text:p>
          </table:table-cell>
          <table:table-cell office:value-type="float" office:value="0.949973218743679">
            <text:p>0.94997321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1007">
            <text:p>1007</text:p>
          </table:table-cell>
          <table:table-cell office:value-type="float" office:value="8018">
            <text:p>8018</text:p>
          </table:table-cell>
          <table:table-cell office:value-type="float" office:value="10655">
            <text:p>10655</text:p>
          </table:table-cell>
          <table:table-cell office:value-type="float" office:value="16507">
            <text:p>16507</text:p>
          </table:table-cell>
          <table:table-cell office:value-type="float" office:value="39.625">
            <text:p>39.625</text:p>
          </table:table-cell>
          <table:table-cell office:value-type="float" office:value="-66.375">
            <text:p>-66.375</text:p>
          </table:table-cell>
          <table:table-cell office:value-type="float" office:value="-163">
            <text:p>-163</text:p>
          </table:table-cell>
          <table:table-cell office:value-type="float" office:value="0.00494200548765278">
            <text:p>0.0049420055</text:p>
          </table:table-cell>
          <table:table-cell office:value-type="float" office:value="-0.00622946973251994">
            <text:p>-0.0062294697</text:p>
          </table:table-cell>
          <table:table-cell office:value-type="float" office:value="-0.00987459865511601">
            <text:p>-0.0098745987</text:p>
          </table:table-cell>
          <table:table-cell office:value-type="float" office:value="1.01734488910654">
            <text:p>1.0173448891</text:p>
          </table:table-cell>
          <table:table-cell office:value-type="float" office:value="0.978272916270751">
            <text:p>0.9782729163</text:p>
          </table:table-cell>
          <table:table-cell office:value-type="float" office:value="0.965630019796349">
            <text:p>0.96563001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429">
            <text:p>429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7940">
            <text:p>7940</text:p>
          </table:table-cell>
          <table:table-cell office:value-type="float" office:value="10374">
            <text:p>10374</text:p>
          </table:table-cell>
          <table:table-cell office:value-type="float" office:value="15560">
            <text:p>15560</text:p>
          </table:table-cell>
          <table:table-cell office:value-type="float" office:value="38.125">
            <text:p>38.125</text:p>
          </table:table-cell>
          <table:table-cell office:value-type="float" office:value="47.875">
            <text:p>47.875</text:p>
          </table:table-cell>
          <table:table-cell office:value-type="float" office:value="-13.75">
            <text:p>-13.75</text:p>
          </table:table-cell>
          <table:table-cell office:value-type="float" office:value="0.00480163727959698">
            <text:p>0.0048016373</text:p>
          </table:table-cell>
          <table:table-cell office:value-type="float" office:value="0.00461490264121843">
            <text:p>0.0046149026</text:p>
          </table:table-cell>
          <table:table-cell office:value-type="float" office:value="-0.000883676092544987">
            <text:p>-0.0008836761</text:p>
          </table:table-cell>
          <table:table-cell office:value-type="float" office:value="1.0168509196909">
            <text:p>1.0168509197</text:p>
          </table:table-cell>
          <table:table-cell office:value-type="float" office:value="1.01619390200398">
            <text:p>1.016193902</text:p>
          </table:table-cell>
          <table:table-cell office:value-type="float" office:value="0.996908664207628">
            <text:p>0.99690866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552">
            <text:p>552</text:p>
          </table:table-cell>
          <table:table-cell office:value-type="float" office:value="858">
            <text:p>858</text:p>
          </table:table-cell>
          <table:table-cell office:value-type="float" office:value="7776">
            <text:p>7776</text:p>
          </table:table-cell>
          <table:table-cell office:value-type="float" office:value="10602">
            <text:p>10602</text:p>
          </table:table-cell>
          <table:table-cell office:value-type="float" office:value="16139">
            <text:p>16139</text:p>
          </table:table-cell>
          <table:table-cell office:value-type="float" office:value="-190.25">
            <text:p>-190.25</text:p>
          </table:table-cell>
          <table:table-cell office:value-type="float" office:value="80.625">
            <text:p>80.625</text:p>
          </table:table-cell>
          <table:table-cell office:value-type="float" office:value="242.25">
            <text:p>242.25</text:p>
          </table:table-cell>
          <table:table-cell office:value-type="float" office:value="-0.0244663065843621">
            <text:p>-0.0244663066</text:p>
          </table:table-cell>
          <table:table-cell office:value-type="float" office:value="0.00760469722693831">
            <text:p>0.0076046972</text:p>
          </table:table-cell>
          <table:table-cell office:value-type="float" office:value="0.0150102236817647">
            <text:p>0.0150102237</text:p>
          </table:table-cell>
          <table:table-cell office:value-type="float" office:value="0.915541183264177">
            <text:p>0.9155411833</text:p>
          </table:table-cell>
          <table:table-cell office:value-type="float" office:value="1.02672978987731">
            <text:p>1.0267297899</text:p>
          </table:table-cell>
          <table:table-cell office:value-type="float" office:value="1.05297738424353">
            <text:p>1.0529773842</text:p>
          </table:table-cell>
          <table:table-cell office:value-type="float" office:value="-27.9826788050134">
            <text:p>-27.9826788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854">
            <text:p>854</text:p>
          </table:table-cell>
          <table:table-cell office:value-type="float" office:value="7950">
            <text:p>7950</text:p>
          </table:table-cell>
          <table:table-cell office:value-type="float" office:value="10923">
            <text:p>10923</text:p>
          </table:table-cell>
          <table:table-cell office:value-type="float" office:value="17646">
            <text:p>17646</text:p>
          </table:table-cell>
          <table:table-cell office:value-type="float" office:value="114.125">
            <text:p>114.125</text:p>
          </table:table-cell>
          <table:table-cell office:value-type="float" office:value="-79.25">
            <text:p>-79.25</text:p>
          </table:table-cell>
          <table:table-cell office:value-type="float" office:value="296.75">
            <text:p>296.75</text:p>
          </table:table-cell>
          <table:table-cell office:value-type="float" office:value="0.0143553459119497">
            <text:p>0.0143553459</text:p>
          </table:table-cell>
          <table:table-cell office:value-type="float" office:value="-0.00725533278403369">
            <text:p>-0.0072553328</text:p>
          </table:table-cell>
          <table:table-cell office:value-type="float" office:value="0.016816842343874">
            <text:p>0.0168168423</text:p>
          </table:table-cell>
          <table:table-cell office:value-type="float" office:value="1.05064761956608">
            <text:p>1.0506476196</text:p>
          </table:table-cell>
          <table:table-cell office:value-type="float" office:value="0.974709509369344">
            <text:p>0.9747095094</text:p>
          </table:table-cell>
          <table:table-cell office:value-type="float" office:value="1.05941324832894">
            <text:p>1.059413248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390">
            <text:p>390</text:p>
          </table:table-cell>
          <table:table-cell table:number-columns-repeated="2" office:value-type="float" office:value="880">
            <text:p>880</text:p>
          </table:table-cell>
          <table:table-cell office:value-type="float" office:value="7848">
            <text:p>7848</text:p>
          </table:table-cell>
          <table:table-cell office:value-type="float" office:value="11860">
            <text:p>11860</text:p>
          </table:table-cell>
          <table:table-cell office:value-type="float" office:value="17008">
            <text:p>17008</text:p>
          </table:table-cell>
          <table:table-cell office:value-type="float" office:value="4.75">
            <text:p>4.75</text:p>
          </table:table-cell>
          <table:table-cell office:value-type="float" office:value="-121.5">
            <text:p>-121.5</text:p>
          </table:table-cell>
          <table:table-cell office:value-type="float" office:value="275">
            <text:p>275</text:p>
          </table:table-cell>
          <table:table-cell office:value-type="float" office:value="0.000605249745158002">
            <text:p>0.0006052497</text:p>
          </table:table-cell>
          <table:table-cell office:value-type="float" office:value="-0.0102445193929174">
            <text:p>-0.0102445194</text:p>
          </table:table-cell>
          <table:table-cell office:value-type="float" office:value="0.0161688617121355">
            <text:p>0.0161688617</text:p>
          </table:table-cell>
          <table:table-cell office:value-type="float" office:value="1.00211909210947">
            <text:p>1.0021190921</text:p>
          </table:table-cell>
          <table:table-cell office:value-type="float" office:value="0.964349884472869">
            <text:p>0.9643498845</text:p>
          </table:table-cell>
          <table:table-cell office:value-type="float" office:value="1.05710342288704">
            <text:p>1.057103422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table:number-columns-repeated="2" office:value-type="float" office:value="949">
            <text:p>949</text:p>
          </table:table-cell>
          <table:table-cell office:value-type="float" office:value="7940">
            <text:p>7940</text:p>
          </table:table-cell>
          <table:table-cell office:value-type="float" office:value="10970">
            <text:p>10970</text:p>
          </table:table-cell>
          <table:table-cell office:value-type="float" office:value="16665">
            <text:p>16665</text:p>
          </table:table-cell>
          <table:table-cell office:value-type="float" office:value="38.125">
            <text:p>38.125</text:p>
          </table:table-cell>
          <table:table-cell office:value-type="float" office:value="-60.625">
            <text:p>-60.625</text:p>
          </table:table-cell>
          <table:table-cell office:value-type="float" office:value="443.875">
            <text:p>443.875</text:p>
          </table:table-cell>
          <table:table-cell office:value-type="float" office:value="0.00480163727959698">
            <text:p>0.0048016373</text:p>
          </table:table-cell>
          <table:table-cell office:value-type="float" office:value="-0.00552643573381951">
            <text:p>-0.0055264357</text:p>
          </table:table-cell>
          <table:table-cell office:value-type="float" office:value="0.0266351635163516">
            <text:p>0.0266351635</text:p>
          </table:table-cell>
          <table:table-cell office:value-type="float" office:value="1.0168509196909">
            <text:p>1.0168509197</text:p>
          </table:table-cell>
          <table:table-cell office:value-type="float" office:value="0.980717336255795">
            <text:p>0.9807173363</text:p>
          </table:table-cell>
          <table:table-cell office:value-type="float" office:value="1.09461355890089">
            <text:p>1.0946135589</text:p>
          </table:table-cell>
          <table:table-cell table:number-columns-repeated="2" office:value-type="float" office:value="0">
            <text:p>0</text:p>
          </table:table-cell>
          <table:table-cell office:value-type="float" office:value="26.3688181481896">
            <text:p>26.368818148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office:value-type="float" office:value="472">
            <text:p>472</text:p>
          </table:table-cell>
          <table:table-cell office:value-type="float" office:value="655">
            <text:p>655</text:p>
          </table:table-cell>
          <table:table-cell office:value-type="float" office:value="958">
            <text:p>958</text:p>
          </table:table-cell>
          <table:table-cell office:value-type="float" office:value="7804">
            <text:p>7804</text:p>
          </table:table-cell>
          <table:table-cell office:value-type="float" office:value="11263">
            <text:p>11263</text:p>
          </table:table-cell>
          <table:table-cell office:value-type="float" office:value="16812">
            <text:p>16812</text:p>
          </table:table-cell>
          <table:table-cell office:value-type="float" office:value="98">
            <text:p>98</text:p>
          </table:table-cell>
          <table:table-cell office:value-type="float" office:value="119">
            <text:p>119</text:p>
          </table:table-cell>
          <table:table-cell office:value-type="float" office:value="381">
            <text:p>381</text:p>
          </table:table-cell>
          <table:table-cell office:value-type="float" office:value="0.0125576627370579">
            <text:p>0.0125576627</text:p>
          </table:table-cell>
          <table:table-cell office:value-type="float" office:value="0.0105655686761964">
            <text:p>0.0105655687</text:p>
          </table:table-cell>
          <table:table-cell office:value-type="float" office:value="0.0226623840114204">
            <text:p>0.022662384</text:p>
          </table:table-cell>
          <table:table-cell office:value-type="float" office:value="1.0442609015708">
            <text:p>1.0442609016</text:p>
          </table:table-cell>
          <table:table-cell office:value-type="float" office:value="1.03719828759993">
            <text:p>1.0371982876</text:p>
          </table:table-cell>
          <table:table-cell office:value-type="float" office:value="1.08032496799217">
            <text:p>1.080324968</text:p>
          </table:table-cell>
          <table:table-cell table:number-columns-repeated="2" office:value-type="float" office:value="0">
            <text:p>0</text:p>
          </table:table-cell>
          <table:table-cell office:value-type="float" office:value="30.9310807566861">
            <text:p>30.9310807567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437">
            <text:p>437</text:p>
          </table:table-cell>
          <table:table-cell office:value-type="float" office:value="620">
            <text:p>620</text:p>
          </table:table-cell>
          <table:table-cell office:value-type="float" office:value="919">
            <text:p>919</text:p>
          </table:table-cell>
          <table:table-cell office:value-type="float" office:value="7615">
            <text:p>7615</text:p>
          </table:table-cell>
          <table:table-cell office:value-type="float" office:value="12092">
            <text:p>12092</text:p>
          </table:table-cell>
          <table:table-cell office:value-type="float" office:value="17117">
            <text:p>17117</text:p>
          </table:table-cell>
          <table:table-cell office:value-type="float" office:value="94.125">
            <text:p>94.125</text:p>
          </table:table-cell>
          <table:table-cell office:value-type="float" office:value="62.375">
            <text:p>62.375</text:p>
          </table:table-cell>
          <table:table-cell office:value-type="float" office:value="316.375">
            <text:p>316.375</text:p>
          </table:table-cell>
          <table:table-cell office:value-type="float" office:value="0.012360472751149">
            <text:p>0.0123604728</text:p>
          </table:table-cell>
          <table:table-cell office:value-type="float" office:value="0.00515836916969897">
            <text:p>0.0051583692</text:p>
          </table:table-cell>
          <table:table-cell office:value-type="float" office:value="0.0184830869895426">
            <text:p>0.018483087</text:p>
          </table:table-cell>
          <table:table-cell office:value-type="float" office:value="1.04356110595082">
            <text:p>1.043561106</text:p>
          </table:table-cell>
          <table:table-cell office:value-type="float" office:value="1.01810644528803">
            <text:p>1.0181064453</text:p>
          </table:table-cell>
          <table:table-cell office:value-type="float" office:value="1.06536038849254">
            <text:p>1.06536038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office:value-type="float" office:value="394">
            <text:p>394</text:p>
          </table:table-cell>
          <table:table-cell office:value-type="float" office:value="871">
            <text:p>871</text:p>
          </table:table-cell>
          <table:table-cell office:value-type="float" office:value="578">
            <text:p>578</text:p>
          </table:table-cell>
          <table:table-cell office:value-type="float" office:value="7606">
            <text:p>7606</text:p>
          </table:table-cell>
          <table:table-cell office:value-type="float" office:value="11995">
            <text:p>11995</text:p>
          </table:table-cell>
          <table:table-cell office:value-type="float" office:value="16594">
            <text:p>16594</text:p>
          </table:table-cell>
          <table:table-cell office:value-type="float" office:value="-2.375">
            <text:p>-2.375</text:p>
          </table:table-cell>
          <table:table-cell office:value-type="float" office:value="201.75">
            <text:p>201.75</text:p>
          </table:table-cell>
          <table:table-cell office:value-type="float" office:value="306.5">
            <text:p>306.5</text:p>
          </table:table-cell>
          <table:table-cell office:value-type="float" office:value="-0.000312253484091507">
            <text:p>-0.0003122535</text:p>
          </table:table-cell>
          <table:table-cell office:value-type="float" office:value="0.0168195081283868">
            <text:p>0.0168195081</text:p>
          </table:table-cell>
          <table:table-cell office:value-type="float" office:value="0.0184705315174159">
            <text:p>0.0184705315</text:p>
          </table:table-cell>
          <table:table-cell office:value-type="float" office:value="0.998907303910067">
            <text:p>0.9989073039</text:p>
          </table:table-cell>
          <table:table-cell office:value-type="float" office:value="1.05942275432257">
            <text:p>1.0594227543</text:p>
          </table:table-cell>
          <table:table-cell office:value-type="float" office:value="1.06531553495865">
            <text:p>1.0653155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815">
            <text:p>815</text:p>
          </table:table-cell>
          <table:table-cell office:value-type="float" office:value="7472">
            <text:p>7472</text:p>
          </table:table-cell>
          <table:table-cell office:value-type="float" office:value="11679">
            <text:p>11679</text:p>
          </table:table-cell>
          <table:table-cell office:value-type="float" office:value="17975">
            <text:p>17975</text:p>
          </table:table-cell>
          <table:table-cell office:value-type="float" office:value="0.75">
            <text:p>0.75</text:p>
          </table:table-cell>
          <table:table-cell office:value-type="float" office:value="290">
            <text:p>290</text:p>
          </table:table-cell>
          <table:table-cell office:value-type="float" office:value="-105.125">
            <text:p>-105.125</text:p>
          </table:table-cell>
          <table:table-cell office:value-type="float" office:value="0.000100374732334047">
            <text:p>0.0001003747</text:p>
          </table:table-cell>
          <table:table-cell office:value-type="float" office:value="0.0248308930559123">
            <text:p>0.0248308931</text:p>
          </table:table-cell>
          <table:table-cell office:value-type="float" office:value="-0.00584840055632823">
            <text:p>-0.0058484006</text:p>
          </table:table-cell>
          <table:table-cell office:value-type="float" office:value="1.00035133131034">
            <text:p>1.0003513313</text:p>
          </table:table-cell>
          <table:table-cell office:value-type="float" office:value="1.0881166092656">
            <text:p>1.0881166093</text:p>
          </table:table-cell>
          <table:table-cell office:value-type="float" office:value="0.979597637479423">
            <text:p>0.9795976375</text:p>
          </table:table-cell>
          <table:table-cell office:value-type="float" office:value="0">
            <text:p>0</text:p>
          </table:table-cell>
          <table:table-cell office:value-type="float" office:value="28.2598669088278">
            <text:p>28.25986690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471">
            <text:p>471</text:p>
          </table:table-cell>
          <table:table-cell office:value-type="float" office:value="754">
            <text:p>754</text:p>
          </table:table-cell>
          <table:table-cell office:value-type="float" office:value="290">
            <text:p>290</text:p>
          </table:table-cell>
          <table:table-cell office:value-type="float" office:value="8560">
            <text:p>8560</text:p>
          </table:table-cell>
          <table:table-cell office:value-type="float" office:value="11580">
            <text:p>11580</text:p>
          </table:table-cell>
          <table:table-cell office:value-type="float" office:value="19399">
            <text:p>19399</text:p>
          </table:table-cell>
          <table:table-cell office:value-type="float" office:value="108.625">
            <text:p>108.625</text:p>
          </table:table-cell>
          <table:table-cell office:value-type="float" office:value="-99">
            <text:p>-99</text:p>
          </table:table-cell>
          <table:table-cell office:value-type="float" office:value="-115.75">
            <text:p>-115.75</text:p>
          </table:table-cell>
          <table:table-cell office:value-type="float" office:value="0.0126898364485981">
            <text:p>0.0126898364</text:p>
          </table:table-cell>
          <table:table-cell office:value-type="float" office:value="-0.00854922279792746">
            <text:p>-0.0085492228</text:p>
          </table:table-cell>
          <table:table-cell office:value-type="float" office:value="-0.00596680241249549">
            <text:p>-0.0059668024</text:p>
          </table:table-cell>
          <table:table-cell office:value-type="float" office:value="1.04473005019031">
            <text:p>1.0447300502</text:p>
          </table:table-cell>
          <table:table-cell office:value-type="float" office:value="0.970220975059733">
            <text:p>0.9702209751</text:p>
          </table:table-cell>
          <table:table-cell office:value-type="float" office:value="0.979185972909084">
            <text:p>0.979185972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9110">
            <text:p>9110</text:p>
          </table:table-cell>
          <table:table-cell office:value-type="float" office:value="12320">
            <text:p>12320</text:p>
          </table:table-cell>
          <table:table-cell office:value-type="float" office:value="18591">
            <text:p>18591</text:p>
          </table:table-cell>
          <table:table-cell office:value-type="float" office:value="59.75">
            <text:p>59.75</text:p>
          </table:table-cell>
          <table:table-cell office:value-type="float" office:value="182.375">
            <text:p>182.375</text:p>
          </table:table-cell>
          <table:table-cell office:value-type="float" office:value="-53">
            <text:p>-53</text:p>
          </table:table-cell>
          <table:table-cell office:value-type="float" office:value="0.00655872667398463">
            <text:p>0.0065587267</text:p>
          </table:table-cell>
          <table:table-cell office:value-type="float" office:value="0.0148031655844156">
            <text:p>0.0148031656</text:p>
          </table:table-cell>
          <table:table-cell office:value-type="float" office:value="-0.00285084180517455">
            <text:p>-0.0028508418</text:p>
          </table:table-cell>
          <table:table-cell office:value-type="float" office:value="1.02303985647429">
            <text:p>1.0230398565</text:p>
          </table:table-cell>
          <table:table-cell office:value-type="float" office:value="1.05224058161964">
            <text:p>1.0522405816</text:p>
          </table:table-cell>
          <table:table-cell office:value-type="float" office:value="0.990037983187925">
            <text:p>0.99003798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359">
            <text:p>359</text:p>
          </table:table-cell>
          <table:table-cell office:value-type="float" office:value="532">
            <text:p>532</text:p>
          </table:table-cell>
          <table:table-cell office:value-type="float" office:value="811">
            <text:p>811</text:p>
          </table:table-cell>
          <table:table-cell office:value-type="float" office:value="9178">
            <text:p>9178</text:p>
          </table:table-cell>
          <table:table-cell office:value-type="float" office:value="11920">
            <text:p>11920</text:p>
          </table:table-cell>
          <table:table-cell office:value-type="float" office:value="16444">
            <text:p>16444</text:p>
          </table:table-cell>
          <table:table-cell office:value-type="float" office:value="-86.625">
            <text:p>-86.625</text:p>
          </table:table-cell>
          <table:table-cell office:value-type="float" office:value="206">
            <text:p>206</text:p>
          </table:table-cell>
          <table:table-cell office:value-type="float" office:value="-84">
            <text:p>-84</text:p>
          </table:table-cell>
          <table:table-cell office:value-type="float" office:value="-0.00943833079102201">
            <text:p>-0.0094383308</text:p>
          </table:table-cell>
          <table:table-cell office:value-type="float" office:value="0.0172818791946309">
            <text:p>0.0172818792</text:p>
          </table:table-cell>
          <table:table-cell office:value-type="float" office:value="-0.00510824616881537">
            <text:p>-0.0051082462</text:p>
          </table:table-cell>
          <table:table-cell office:value-type="float" office:value="0.96714044312414">
            <text:p>0.9671404431</text:p>
          </table:table-cell>
          <table:table-cell office:value-type="float" office:value="1.06107195734426">
            <text:p>1.0610719573</text:p>
          </table:table-cell>
          <table:table-cell office:value-type="float" office:value="0.982172282999832">
            <text:p>0.98217228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8720">
            <text:p>8720</text:p>
          </table:table-cell>
          <table:table-cell office:value-type="float" office:value="11534">
            <text:p>11534</text:p>
          </table:table-cell>
          <table:table-cell office:value-type="float" office:value="17512">
            <text:p>17512</text:p>
          </table:table-cell>
          <table:table-cell office:value-type="float" office:value="266">
            <text:p>266</text:p>
          </table:table-cell>
          <table:table-cell office:value-type="float" office:value="277.75">
            <text:p>277.75</text:p>
          </table:table-cell>
          <table:table-cell office:value-type="float" office:value="-65.125">
            <text:p>-65.125</text:p>
          </table:table-cell>
          <table:table-cell office:value-type="float" office:value="0.0305045871559633">
            <text:p>0.0305045872</text:p>
          </table:table-cell>
          <table:table-cell office:value-type="float" office:value="0.0240809779781516">
            <text:p>0.024080978</text:p>
          </table:table-cell>
          <table:table-cell office:value-type="float" office:value="-0.00371887848332572">
            <text:p>-0.0037188785</text:p>
          </table:table-cell>
          <table:table-cell office:value-type="float" office:value="1.10858989352748">
            <text:p>1.1085898935</text:p>
          </table:table-cell>
          <table:table-cell office:value-type="float" office:value="1.08542001418428">
            <text:p>1.0854200142</text:p>
          </table:table-cell>
          <table:table-cell office:value-type="float" office:value="0.987011032220421">
            <text:p>0.9870110322</text:p>
          </table:table-cell>
          <table:table-cell office:value-type="float" office:value="23.0675575460953">
            <text:p>23.0675575461</text:p>
          </table:table-cell>
          <table:table-cell office:value-type="float" office:value="29.1292120066636">
            <text:p>29.12921200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36">
            <text:p>336</text:p>
          </table:table-cell>
          <table:table-cell office:value-type="float" office:value="772">
            <text:p>772</text:p>
          </table:table-cell>
          <table:table-cell office:value-type="float" office:value="8680">
            <text:p>8680</text:p>
          </table:table-cell>
          <table:table-cell office:value-type="float" office:value="11465">
            <text:p>11465</text:p>
          </table:table-cell>
          <table:table-cell office:value-type="float" office:value="18849">
            <text:p>18849</text:p>
          </table:table-cell>
          <table:table-cell office:value-type="float" office:value="198.625">
            <text:p>198.625</text:p>
          </table:table-cell>
          <table:table-cell office:value-type="float" office:value="255.5">
            <text:p>255.5</text:p>
          </table:table-cell>
          <table:table-cell office:value-type="float" office:value="-99.125">
            <text:p>-99.125</text:p>
          </table:table-cell>
          <table:table-cell office:value-type="float" office:value="0.022883064516129">
            <text:p>0.0228830645</text:p>
          </table:table-cell>
          <table:table-cell office:value-type="float" office:value="0.0222852158744003">
            <text:p>0.0222852159</text:p>
          </table:table-cell>
          <table:table-cell office:value-type="float" office:value="-0.0052588996763754">
            <text:p>-0.0052588997</text:p>
          </table:table-cell>
          <table:table-cell office:value-type="float" office:value="1.08111704970408">
            <text:p>1.0811170497</text:p>
          </table:table-cell>
          <table:table-cell office:value-type="float" office:value="1.07897165201968">
            <text:p>1.078971652</text:p>
          </table:table-cell>
          <table:table-cell office:value-type="float" office:value="0.981648056943266">
            <text:p>0.9816480569</text:p>
          </table:table-cell>
          <table:table-cell office:value-type="float" office:value="30.6361038617828">
            <text:p>30.6361038618</text:p>
          </table:table-cell>
          <table:table-cell office:value-type="float" office:value="31.4487542083756">
            <text:p>31.44875420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506">
            <text:p>506</text:p>
          </table:table-cell>
          <table:table-cell office:value-type="float" office:value="8858">
            <text:p>8858</text:p>
          </table:table-cell>
          <table:table-cell office:value-type="float" office:value="11782">
            <text:p>11782</text:p>
          </table:table-cell>
          <table:table-cell office:value-type="float" office:value="18009">
            <text:p>18009</text:p>
          </table:table-cell>
          <table:table-cell office:value-type="float" office:value="61">
            <text:p>61</text:p>
          </table:table-cell>
          <table:table-cell office:value-type="float" office:value="74">
            <text:p>74</text:p>
          </table:table-cell>
          <table:table-cell office:value-type="float" office:value="-36.625">
            <text:p>-36.625</text:p>
          </table:table-cell>
          <table:table-cell office:value-type="float" office:value="0.00688643034545044">
            <text:p>0.0068864303</text:p>
          </table:table-cell>
          <table:table-cell office:value-type="float" office:value="0.00628076727211">
            <text:p>0.0062807673</text:p>
          </table:table-cell>
          <table:table-cell office:value-type="float" office:value="-0.00203370536953745">
            <text:p>-0.0020337054</text:p>
          </table:table-cell>
          <table:table-cell office:value-type="float" office:value="1.02419545513797">
            <text:p>1.0241954551</text:p>
          </table:table-cell>
          <table:table-cell office:value-type="float" office:value="1.02206000360594">
            <text:p>1.0220600036</text:p>
          </table:table-cell>
          <table:table-cell office:value-type="float" office:value="0.992890137683378">
            <text:p>0.992890137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office:value-type="float" office:value="279">
            <text:p>279</text:p>
          </table:table-cell>
          <table:table-cell table:number-columns-repeated="2" office:value-type="float" office:value="695">
            <text:p>695</text:p>
          </table:table-cell>
          <table:table-cell office:value-type="float" office:value="8770">
            <text:p>8770</text:p>
          </table:table-cell>
          <table:table-cell office:value-type="float" office:value="11678">
            <text:p>11678</text:p>
          </table:table-cell>
          <table:table-cell office:value-type="float" office:value="17834">
            <text:p>17834</text:p>
          </table:table-cell>
          <table:table-cell office:value-type="float" office:value="-65.125">
            <text:p>-65.125</text:p>
          </table:table-cell>
          <table:table-cell office:value-type="float" office:value="83">
            <text:p>83</text:p>
          </table:table-cell>
          <table:table-cell office:value-type="float" office:value="32.125">
            <text:p>32.125</text:p>
          </table:table-cell>
          <table:table-cell office:value-type="float" office:value="-0.00742588369441277">
            <text:p>-0.0074258837</text:p>
          </table:table-cell>
          <table:table-cell office:value-type="float" office:value="0.00710738140092482">
            <text:p>0.0071073814</text:p>
          </table:table-cell>
          <table:table-cell office:value-type="float" office:value="0.0018013345295503">
            <text:p>0.0018013345</text:p>
          </table:table-cell>
          <table:table-cell office:value-type="float" office:value="0.974117488816896">
            <text:p>0.9741174888</text:p>
          </table:table-cell>
          <table:table-cell office:value-type="float" office:value="1.02497484404918">
            <text:p>1.024974844</text:p>
          </table:table-cell>
          <table:table-cell office:value-type="float" office:value="1.00631103067336">
            <text:p>1.00631103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430">
            <text:p>430</text:p>
          </table:table-cell>
          <table:table-cell office:value-type="float" office:value="677">
            <text:p>677</text:p>
          </table:table-cell>
          <table:table-cell office:value-type="float" office:value="8610">
            <text:p>8610</text:p>
          </table:table-cell>
          <table:table-cell office:value-type="float" office:value="12558">
            <text:p>12558</text:p>
          </table:table-cell>
          <table:table-cell office:value-type="float" office:value="20387">
            <text:p>20387</text:p>
          </table:table-cell>
          <table:table-cell office:value-type="float" office:value="142">
            <text:p>142</text:p>
          </table:table-cell>
          <table:table-cell office:value-type="float" office:value="-63.75">
            <text:p>-63.75</text:p>
          </table:table-cell>
          <table:table-cell office:value-type="float" office:value="20.75">
            <text:p>20.75</text:p>
          </table:table-cell>
          <table:table-cell office:value-type="float" office:value="0.0164924506387921">
            <text:p>0.0164924506</text:p>
          </table:table-cell>
          <table:table-cell office:value-type="float" office:value="-0.0050764452938366">
            <text:p>-0.0050764453</text:p>
          </table:table-cell>
          <table:table-cell office:value-type="float" office:value="0.00101780546426644">
            <text:p>0.0010178055</text:p>
          </table:table-cell>
          <table:table-cell office:value-type="float" office:value="1.0582566990548">
            <text:p>1.0582566991</text:p>
          </table:table-cell>
          <table:table-cell office:value-type="float" office:value="0.982282951253342">
            <text:p>0.9822829513</text:p>
          </table:table-cell>
          <table:table-cell office:value-type="float" office:value="1.00356434954374">
            <text:p>1.00356434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6">
            <text:p>466</text:p>
          </table:table-cell>
          <table:table-cell office:value-type="float" office:value="708">
            <text:p>708</text:p>
          </table:table-cell>
          <table:table-cell office:value-type="float" office:value="8468">
            <text:p>8468</text:p>
          </table:table-cell>
          <table:table-cell office:value-type="float" office:value="13068">
            <text:p>13068</text:p>
          </table:table-cell>
          <table:table-cell office:value-type="float" office:value="18694">
            <text:p>18694</text:p>
          </table:table-cell>
          <table:table-cell office:value-type="float" office:value="-46.25">
            <text:p>-46.25</text:p>
          </table:table-cell>
          <table:table-cell office:value-type="float" office:value="-64.375">
            <text:p>-64.375</text:p>
          </table:table-cell>
          <table:table-cell office:value-type="float" office:value="38.25">
            <text:p>38.25</text:p>
          </table:table-cell>
          <table:table-cell office:value-type="float" office:value="-0.00546173830892773">
            <text:p>-0.0054617383</text:p>
          </table:table-cell>
          <table:table-cell office:value-type="float" office:value="-0.00492615549433731">
            <text:p>-0.0049261555</text:p>
          </table:table-cell>
          <table:table-cell office:value-type="float" office:value="0.00204611105167433">
            <text:p>0.0020461111</text:p>
          </table:table-cell>
          <table:table-cell office:value-type="float" office:value="0.980942383866049">
            <text:p>0.9809423839</text:p>
          </table:table-cell>
          <table:table-cell office:value-type="float" office:value="0.98280601910541">
            <text:p>0.9828060191</text:p>
          </table:table-cell>
          <table:table-cell office:value-type="float" office:value="1.00716959435891">
            <text:p>1.007169594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91">
            <text:p>491</text:p>
          </table:table-cell>
          <table:table-cell office:value-type="float" office:value="729">
            <text:p>729</text:p>
          </table:table-cell>
          <table:table-cell office:value-type="float" office:value="8935">
            <text:p>8935</text:p>
          </table:table-cell>
          <table:table-cell office:value-type="float" office:value="12162">
            <text:p>12162</text:p>
          </table:table-cell>
          <table:table-cell office:value-type="float" office:value="17382">
            <text:p>17382</text:p>
          </table:table-cell>
          <table:table-cell office:value-type="float" office:value="-117">
            <text:p>-117</text:p>
          </table:table-cell>
          <table:table-cell office:value-type="float" office:value="-75.25">
            <text:p>-75.25</text:p>
          </table:table-cell>
          <table:table-cell office:value-type="float" office:value="-87.75">
            <text:p>-87.75</text:p>
          </table:table-cell>
          <table:table-cell office:value-type="float" office:value="-0.0130945719082261">
            <text:p>-0.0130945719</text:p>
          </table:table-cell>
          <table:table-cell office:value-type="float" office:value="-0.00618730471961848">
            <text:p>-0.0061873047</text:p>
          </table:table-cell>
          <table:table-cell office:value-type="float" office:value="-0.00504832585433207">
            <text:p>-0.0050483259</text:p>
          </table:table-cell>
          <table:table-cell office:value-type="float" office:value="0.95450507523559">
            <text:p>0.9545050752</text:p>
          </table:table-cell>
          <table:table-cell office:value-type="float" office:value="0.978419467651134">
            <text:p>0.9784194677</text:p>
          </table:table-cell>
          <table:table-cell office:value-type="float" office:value="0.982380811273944">
            <text:p>0.98238081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8100">
            <text:p>8100</text:p>
          </table:table-cell>
          <table:table-cell office:value-type="float" office:value="11446">
            <text:p>11446</text:p>
          </table:table-cell>
          <table:table-cell office:value-type="float" office:value="17461">
            <text:p>17461</text:p>
          </table:table-cell>
          <table:table-cell office:value-type="float" office:value="-147.125">
            <text:p>-147.125</text:p>
          </table:table-cell>
          <table:table-cell office:value-type="float" office:value="131.625">
            <text:p>131.625</text:p>
          </table:table-cell>
          <table:table-cell office:value-type="float" office:value="-118.125">
            <text:p>-118.125</text:p>
          </table:table-cell>
          <table:table-cell office:value-type="float" office:value="-0.0181635802469136">
            <text:p>-0.0181635802</text:p>
          </table:table-cell>
          <table:table-cell office:value-type="float" office:value="0.0114996505329373">
            <text:p>0.0114996505</text:p>
          </table:table-cell>
          <table:table-cell office:value-type="float" office:value="-0.00676507645610217">
            <text:p>-0.0067650765</text:p>
          </table:table-cell>
          <table:table-cell office:value-type="float" office:value="0.937074103804679">
            <text:p>0.9370741038</text:p>
          </table:table-cell>
          <table:table-cell office:value-type="float" office:value="1.04050797111154">
            <text:p>1.0405079711</text:p>
          </table:table-cell>
          <table:table-cell office:value-type="float" office:value="0.976411934272178">
            <text:p>0.9764119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05">
            <text:p>305</text:p>
          </table:table-cell>
          <table:table-cell office:value-type="float" office:value="677">
            <text:p>677</text:p>
          </table:table-cell>
          <table:table-cell office:value-type="float" office:value="7800">
            <text:p>7800</text:p>
          </table:table-cell>
          <table:table-cell office:value-type="float" office:value="11548">
            <text:p>11548</text:p>
          </table:table-cell>
          <table:table-cell office:value-type="float" office:value="19711">
            <text:p>19711</text:p>
          </table:table-cell>
          <table:table-cell office:value-type="float" office:value="-328.75">
            <text:p>-328.75</text:p>
          </table:table-cell>
          <table:table-cell office:value-type="float" office:value="-49.25">
            <text:p>-49.25</text:p>
          </table:table-cell>
          <table:table-cell office:value-type="float" office:value="-16.625">
            <text:p>-16.625</text:p>
          </table:table-cell>
          <table:table-cell office:value-type="float" office:value="-0.0421474358974359">
            <text:p>-0.0421474359</text:p>
          </table:table-cell>
          <table:table-cell office:value-type="float" office:value="-0.00426480775891929">
            <text:p>-0.0042648078</text:p>
          </table:table-cell>
          <table:table-cell office:value-type="float" office:value="-0.000843437674395008">
            <text:p>-0.0008434377</text:p>
          </table:table-cell>
          <table:table-cell office:value-type="float" office:value="0.855965730810322">
            <text:p>0.8559657308</text:p>
          </table:table-cell>
          <table:table-cell office:value-type="float" office:value="0.985108822470815">
            <text:p>0.9851088225</text:p>
          </table:table-cell>
          <table:table-cell office:value-type="float" office:value="0.997049362458354">
            <text:p>0.9970493625</text:p>
          </table:table-cell>
          <table:table-cell office:value-type="float" office:value="-16.0967125713455">
            <text:p>-16.09671257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433">
            <text:p>433</text:p>
          </table:table-cell>
          <table:table-cell office:value-type="float" office:value="657">
            <text:p>657</text:p>
          </table:table-cell>
          <table:table-cell office:value-type="float" office:value="8262">
            <text:p>8262</text:p>
          </table:table-cell>
          <table:table-cell office:value-type="float" office:value="11090">
            <text:p>11090</text:p>
          </table:table-cell>
          <table:table-cell office:value-type="float" office:value="18438">
            <text:p>18438</text:p>
          </table:table-cell>
          <table:table-cell office:value-type="float" office:value="-262.75">
            <text:p>-262.75</text:p>
          </table:table-cell>
          <table:table-cell office:value-type="float" office:value="-30.625">
            <text:p>-30.625</text:p>
          </table:table-cell>
          <table:table-cell office:value-type="float" office:value="106.125">
            <text:p>106.125</text:p>
          </table:table-cell>
          <table:table-cell office:value-type="float" office:value="-0.031802227063665">
            <text:p>-0.0318022271</text:p>
          </table:table-cell>
          <table:table-cell office:value-type="float" office:value="-0.00276149684400361">
            <text:p>-0.0027614968</text:p>
          </table:table-cell>
          <table:table-cell office:value-type="float" office:value="0.00575577611454605">
            <text:p>0.0057557761</text:p>
          </table:table-cell>
          <table:table-cell office:value-type="float" office:value="0.890674513303742">
            <text:p>0.8906745133</text:p>
          </table:table-cell>
          <table:table-cell office:value-type="float" office:value="0.990349707741033">
            <text:p>0.9903497077</text:p>
          </table:table-cell>
          <table:table-cell office:value-type="float" office:value="1.02021014915993">
            <text:p>1.0202101492</text:p>
          </table:table-cell>
          <table:table-cell office:value-type="float" office:value="-21.4471143610744">
            <text:p>-21.44711436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382">
            <text:p>382</text:p>
          </table:table-cell>
          <table:table-cell office:value-type="float" office:value="601">
            <text:p>601</text:p>
          </table:table-cell>
          <table:table-cell office:value-type="float" office:value="7344">
            <text:p>7344</text:p>
          </table:table-cell>
          <table:table-cell office:value-type="float" office:value="11260">
            <text:p>11260</text:p>
          </table:table-cell>
          <table:table-cell office:value-type="float" office:value="16509">
            <text:p>16509</text:p>
          </table:table-cell>
          <table:table-cell office:value-type="float" office:value="-172.625">
            <text:p>-172.625</text:p>
          </table:table-cell>
          <table:table-cell office:value-type="float" office:value="-142.5">
            <text:p>-142.5</text:p>
          </table:table-cell>
          <table:table-cell office:value-type="float" office:value="25.625">
            <text:p>25.625</text:p>
          </table:table-cell>
          <table:table-cell office:value-type="float" office:value="-0.023505582788671">
            <text:p>-0.0235055828</text:p>
          </table:table-cell>
          <table:table-cell office:value-type="float" office:value="-0.0126554174067496">
            <text:p>-0.0126554174</text:p>
          </table:table-cell>
          <table:table-cell office:value-type="float" office:value="0.00155218365739899">
            <text:p>0.0015521837</text:p>
          </table:table-cell>
          <table:table-cell office:value-type="float" office:value="0.918813384587232">
            <text:p>0.9188133846</text:p>
          </table:table-cell>
          <table:table-cell office:value-type="float" office:value="0.956019951872265">
            <text:p>0.9560199519</text:p>
          </table:table-cell>
          <table:table-cell office:value-type="float" office:value="1.00543736497814">
            <text:p>1.005437365</text:p>
          </table:table-cell>
          <table:table-cell office:value-type="float" office:value="-29.1406717020743">
            <text:p>-29.14067170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  <table:table-cell table:number-columns-repeated="2" office:value-type="float" office:value="574">
            <text:p>574</text:p>
          </table:table-cell>
          <table:table-cell office:value-type="float" office:value="6912">
            <text:p>6912</text:p>
          </table:table-cell>
          <table:table-cell office:value-type="float" office:value="10830">
            <text:p>10830</text:p>
          </table:table-cell>
          <table:table-cell office:value-type="float" office:value="16722">
            <text:p>16722</text:p>
          </table:table-cell>
          <table:table-cell office:value-type="float" office:value="43.875">
            <text:p>43.875</text:p>
          </table:table-cell>
          <table:table-cell office:value-type="float" office:value="-176.375">
            <text:p>-176.375</text:p>
          </table:table-cell>
          <table:table-cell office:value-type="float" office:value="-185.125">
            <text:p>-185.125</text:p>
          </table:table-cell>
          <table:table-cell office:value-type="float" office:value="0.00634765625">
            <text:p>0.0063476563</text:p>
          </table:table-cell>
          <table:table-cell office:value-type="float" office:value="-0.0162857802400739">
            <text:p>-0.0162857802</text:p>
          </table:table-cell>
          <table:table-cell office:value-type="float" office:value="-0.0110707451261811">
            <text:p>-0.0110707451</text:p>
          </table:table-cell>
          <table:table-cell office:value-type="float" office:value="1.02229577064514">
            <text:p>1.0222957706</text:p>
          </table:table-cell>
          <table:table-cell office:value-type="float" office:value="0.943519613370276">
            <text:p>0.9435196134</text:p>
          </table:table-cell>
          <table:table-cell office:value-type="float" office:value="0.961492612397758">
            <text:p>0.96149261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267">
            <text:p>267</text:p>
          </table:table-cell>
          <table:table-cell office:value-type="float" office:value="609">
            <text:p>609</text:p>
          </table:table-cell>
          <table:table-cell office:value-type="float" office:value="7776">
            <text:p>7776</text:p>
          </table:table-cell>
          <table:table-cell office:value-type="float" office:value="11322">
            <text:p>11322</text:p>
          </table:table-cell>
          <table:table-cell office:value-type="float" office:value="19230">
            <text:p>19230</text:p>
          </table:table-cell>
          <table:table-cell office:value-type="float" office:value="81">
            <text:p>81</text:p>
          </table:table-cell>
          <table:table-cell office:value-type="float" office:value="-58.75">
            <text:p>-58.75</text:p>
          </table:table-cell>
          <table:table-cell office:value-type="float" office:value="-91.25">
            <text:p>-91.25</text:p>
          </table:table-cell>
          <table:table-cell office:value-type="float" office:value="0.0104166666666667">
            <text:p>0.0104166667</text:p>
          </table:table-cell>
          <table:table-cell office:value-type="float" office:value="-0.00518901254195372">
            <text:p>-0.0051890125</text:p>
          </table:table-cell>
          <table:table-cell office:value-type="float" office:value="-0.0047451898075923">
            <text:p>-0.0047451898</text:p>
          </table:table-cell>
          <table:table-cell office:value-type="float" office:value="1.03667100694444">
            <text:p>1.0366710069</text:p>
          </table:table-cell>
          <table:table-cell office:value-type="float" office:value="0.981891230771437">
            <text:p>0.9818912308</text:p>
          </table:table-cell>
          <table:table-cell office:value-type="float" office:value="0.983435968652995">
            <text:p>0.98343596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94">
            <text:p>294</text:p>
          </table:table-cell>
          <table:table-cell table:number-columns-repeated="2" office:value-type="float" office:value="630">
            <text:p>630</text:p>
          </table:table-cell>
          <table:table-cell office:value-type="float" office:value="8262">
            <text:p>8262</text:p>
          </table:table-cell>
          <table:table-cell office:value-type="float" office:value="11799">
            <text:p>11799</text:p>
          </table:table-cell>
          <table:table-cell office:value-type="float" office:value="17961">
            <text:p>17961</text:p>
          </table:table-cell>
          <table:table-cell office:value-type="float" office:value="-262.75">
            <text:p>-262.75</text:p>
          </table:table-cell>
          <table:table-cell office:value-type="float" office:value="-346.25">
            <text:p>-346.25</text:p>
          </table:table-cell>
          <table:table-cell office:value-type="float" office:value="-167.875">
            <text:p>-167.875</text:p>
          </table:table-cell>
          <table:table-cell office:value-type="float" office:value="-0.031802227063665">
            <text:p>-0.0318022271</text:p>
          </table:table-cell>
          <table:table-cell office:value-type="float" office:value="-0.0293457072633274">
            <text:p>-0.0293457073</text:p>
          </table:table-cell>
          <table:table-cell office:value-type="float" office:value="-0.00934663994209677">
            <text:p>-0.0093466399</text:p>
          </table:table-cell>
          <table:table-cell office:value-type="float" office:value="0.890674513303742">
            <text:p>0.8906745133</text:p>
          </table:table-cell>
          <table:table-cell office:value-type="float" office:value="0.898977918826533">
            <text:p>0.8989779188</text:p>
          </table:table-cell>
          <table:table-cell office:value-type="float" office:value="0.967457985171947">
            <text:p>0.9674579852</text:p>
          </table:table-cell>
          <table:table-cell office:value-type="float" office:value="-21.4471143610744">
            <text:p>-21.4471143611</text:p>
          </table:table-cell>
          <table:table-cell office:value-type="float" office:value="-23.271759662053">
            <text:p>-23.27175966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304">
            <text:p>304</text:p>
          </table:table-cell>
          <table:table-cell office:value-type="float" office:value="7344">
            <text:p>7344</text:p>
          </table:table-cell>
          <table:table-cell office:value-type="float" office:value="11248">
            <text:p>11248</text:p>
          </table:table-cell>
          <table:table-cell office:value-type="float" office:value="16016">
            <text:p>16016</text:p>
          </table:table-cell>
          <table:table-cell office:value-type="float" office:value="-172.625">
            <text:p>-172.625</text:p>
          </table:table-cell>
          <table:table-cell office:value-type="float" office:value="-289.25">
            <text:p>-289.25</text:p>
          </table:table-cell>
          <table:table-cell office:value-type="float" office:value="-328.125">
            <text:p>-328.125</text:p>
          </table:table-cell>
          <table:table-cell office:value-type="float" office:value="-0.023505582788671">
            <text:p>-0.0235055828</text:p>
          </table:table-cell>
          <table:table-cell office:value-type="float" office:value="-0.0257156827880512">
            <text:p>-0.0257156828</text:p>
          </table:table-cell>
          <table:table-cell office:value-type="float" office:value="-0.0204873251748252">
            <text:p>-0.0204873252</text:p>
          </table:table-cell>
          <table:table-cell office:value-type="float" office:value="0.918813384587232">
            <text:p>0.9188133846</text:p>
          </table:table-cell>
          <table:table-cell office:value-type="float" office:value="0.911291251070682">
            <text:p>0.9112912511</text:p>
          </table:table-cell>
          <table:table-cell office:value-type="float" office:value="0.929117033654037">
            <text:p>0.9291170337</text:p>
          </table:table-cell>
          <table:table-cell office:value-type="float" office:value="-29.1406717020743">
            <text:p>-29.1406717021</text:p>
          </table:table-cell>
          <table:table-cell office:value-type="float" office:value="-26.6061808439063">
            <text:p>-26.6061808439</text:p>
          </table:table-cell>
          <table:table-cell office:value-type="float" office:value="-33.4852067147561">
            <text:p>-33.4852067148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3">
            <text:p>3</text:p>
          </table:table-cell>
          <table:table-cell office:value-type="float" office:value="291">
            <text:p>291</text:p>
          </table:table-cell>
          <table:table-cell table:number-columns-repeated="2" office:value-type="float" office:value="615">
            <text:p>615</text:p>
          </table:table-cell>
          <table:table-cell office:value-type="float" office:value="6912">
            <text:p>6912</text:p>
          </table:table-cell>
          <table:table-cell office:value-type="float" office:value="10455">
            <text:p>10455</text:p>
          </table:table-cell>
          <table:table-cell office:value-type="float" office:value="15990">
            <text:p>15990</text:p>
          </table:table-cell>
          <table:table-cell office:value-type="float" office:value="43.875">
            <text:p>43.875</text:p>
          </table:table-cell>
          <table:table-cell office:value-type="float" office:value="-301.5">
            <text:p>-301.5</text:p>
          </table:table-cell>
          <table:table-cell office:value-type="float" office:value="97.5">
            <text:p>97.5</text:p>
          </table:table-cell>
          <table:table-cell office:value-type="float" office:value="0.00634765625">
            <text:p>0.0063476563</text:p>
          </table:table-cell>
          <table:table-cell office:value-type="float" office:value="-0.0288378766140603">
            <text:p>-0.0288378766</text:p>
          </table:table-cell>
          <table:table-cell office:value-type="float" office:value="0.00609756097560976">
            <text:p>0.006097561</text:p>
          </table:table-cell>
          <table:table-cell office:value-type="float" office:value="1.02229577064514">
            <text:p>1.0222957706</text:p>
          </table:table-cell>
          <table:table-cell office:value-type="float" office:value="0.9006974131809">
            <text:p>0.9006974132</text:p>
          </table:table-cell>
          <table:table-cell office:value-type="float" office:value="1.02141433670434">
            <text:p>1.0214143367</text:p>
          </table:table-cell>
          <table:table-cell office:value-type="float" office:value="0">
            <text:p>0</text:p>
          </table:table-cell>
          <table:table-cell office:value-type="float" office:value="-23.6877354488539">
            <text:p>-23.68773544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16">
            <text:p>416</text:p>
          </table:table-cell>
          <table:table-cell office:value-type="float" office:value="612">
            <text:p>612</text:p>
          </table:table-cell>
          <table:table-cell office:value-type="float" office:value="7718">
            <text:p>7718</text:p>
          </table:table-cell>
          <table:table-cell office:value-type="float" office:value="10989">
            <text:p>10989</text:p>
          </table:table-cell>
          <table:table-cell office:value-type="float" office:value="15964">
            <text:p>15964</text:p>
          </table:table-cell>
          <table:table-cell office:value-type="float" office:value="-389.5">
            <text:p>-389.5</text:p>
          </table:table-cell>
          <table:table-cell office:value-type="float" office:value="104.625">
            <text:p>104.625</text:p>
          </table:table-cell>
          <table:table-cell office:value-type="float" office:value="120.25">
            <text:p>120.25</text:p>
          </table:table-cell>
          <table:table-cell office:value-type="float" office:value="-0.0504664420834413">
            <text:p>-0.0504664421</text:p>
          </table:table-cell>
          <table:table-cell office:value-type="float" office:value="0.00952088452088452">
            <text:p>0.0095208845</text:p>
          </table:table-cell>
          <table:table-cell office:value-type="float" office:value="0.00753257328990228">
            <text:p>0.0075325733</text:p>
          </table:table-cell>
          <table:table-cell office:value-type="float" office:value="0.828359301790016">
            <text:p>0.8283593018</text:p>
          </table:table-cell>
          <table:table-cell office:value-type="float" office:value="1.03350076441753">
            <text:p>1.0335007644</text:p>
          </table:table-cell>
          <table:table-cell office:value-type="float" office:value="1.02647521624898">
            <text:p>1.0264752162</text:p>
          </table:table-cell>
          <table:table-cell office:value-type="float" office:value="-13.3852490675367">
            <text:p>-13.38524906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70">
            <text:p>270</text:p>
          </table:table-cell>
          <table:table-cell office:value-type="float" office:value="584">
            <text:p>584</text:p>
          </table:table-cell>
          <table:table-cell office:value-type="float" office:value="7032">
            <text:p>7032</text:p>
          </table:table-cell>
          <table:table-cell office:value-type="float" office:value="10608">
            <text:p>10608</text:p>
          </table:table-cell>
          <table:table-cell office:value-type="float" office:value="15650">
            <text:p>15650</text:p>
          </table:table-cell>
          <table:table-cell office:value-type="float" office:value="-267.5">
            <text:p>-267.5</text:p>
          </table:table-cell>
          <table:table-cell office:value-type="float" office:value="-48.75">
            <text:p>-48.75</text:p>
          </table:table-cell>
          <table:table-cell office:value-type="float" office:value="3.125">
            <text:p>3.125</text:p>
          </table:table-cell>
          <table:table-cell office:value-type="float" office:value="-0.0380403868031854">
            <text:p>-0.0380403868</text:p>
          </table:table-cell>
          <table:table-cell office:value-type="float" office:value="-0.00459558823529412">
            <text:p>-0.0045955882</text:p>
          </table:table-cell>
          <table:table-cell office:value-type="float" office:value="0.000199680511182109">
            <text:p>0.0001996805</text:p>
          </table:table-cell>
          <table:table-cell office:value-type="float" office:value="0.869694905403998">
            <text:p>0.8696949054</text:p>
          </table:table-cell>
          <table:table-cell office:value-type="float" office:value="0.983956835261678">
            <text:p>0.9839568353</text:p>
          </table:table-cell>
          <table:table-cell office:value-type="float" office:value="1.00069895993886">
            <text:p>1.0006989599</text:p>
          </table:table-cell>
          <table:table-cell office:value-type="float" office:value="-17.8725357172324">
            <text:p>-17.87253571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3">
            <text:p>3</text:p>
          </table:table-cell>
          <table:table-cell office:value-type="float" office:value="260">
            <text:p>260</text:p>
          </table:table-cell>
          <table:table-cell table:number-columns-repeated="2" office:value-type="float" office:value="570">
            <text:p>570</text:p>
          </table:table-cell>
          <table:table-cell office:value-type="float" office:value="6600">
            <text:p>6600</text:p>
          </table:table-cell>
          <table:table-cell office:value-type="float" office:value="10183">
            <text:p>10183</text:p>
          </table:table-cell>
          <table:table-cell office:value-type="float" office:value="15475">
            <text:p>15475</text:p>
          </table:table-cell>
          <table:table-cell office:value-type="float" office:value="-113.75">
            <text:p>-113.75</text:p>
          </table:table-cell>
          <table:table-cell office:value-type="float" office:value="114.75">
            <text:p>114.75</text:p>
          </table:table-cell>
          <table:table-cell office:value-type="float" office:value="53.125">
            <text:p>53.125</text:p>
          </table:table-cell>
          <table:table-cell office:value-type="float" office:value="-0.0172348484848485">
            <text:p>-0.0172348485</text:p>
          </table:table-cell>
          <table:table-cell office:value-type="float" office:value="0.0112687813021703">
            <text:p>0.0112687813</text:p>
          </table:table-cell>
          <table:table-cell office:value-type="float" office:value="0.0034329563812601">
            <text:p>0.0034329564</text:p>
          </table:table-cell>
          <table:table-cell office:value-type="float" office:value="0.94026022870753">
            <text:p>0.9402602287</text:p>
          </table:table-cell>
          <table:table-cell office:value-type="float" office:value="1.03968962600439">
            <text:p>1.039689626</text:p>
          </table:table-cell>
          <table:table-cell office:value-type="float" office:value="1.01203844630586">
            <text:p>1.012038446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3">
            <text:p>3</text:p>
          </table:table-cell>
          <table:table-cell office:value-type="float" office:value="399">
            <text:p>399</text:p>
          </table:table-cell>
          <table:table-cell table:number-columns-repeated="2" office:value-type="float" office:value="281">
            <text:p>281</text:p>
          </table:table-cell>
          <table:table-cell office:value-type="float" office:value="7395">
            <text:p>7395</text:p>
          </table:table-cell>
          <table:table-cell office:value-type="float" office:value="10914">
            <text:p>10914</text:p>
          </table:table-cell>
          <table:table-cell office:value-type="float" office:value="16050">
            <text:p>16050</text:p>
          </table:table-cell>
          <table:table-cell office:value-type="float" office:value="63.75">
            <text:p>63.75</text:p>
          </table:table-cell>
          <table:table-cell office:value-type="float" office:value="229.5">
            <text:p>229.5</text:p>
          </table:table-cell>
          <table:table-cell office:value-type="float" office:value="337.5">
            <text:p>337.5</text:p>
          </table:table-cell>
          <table:table-cell office:value-type="float" office:value="0.00862068965517241">
            <text:p>0.0086206897</text:p>
          </table:table-cell>
          <table:table-cell table:number-columns-repeated="2" office:value-type="float" office:value="0.0210280373831776">
            <text:p>0.0210280374</text:p>
          </table:table-cell>
          <table:table-cell office:value-type="float" office:value="1.03031807372176">
            <text:p>1.0303180737</text:p>
          </table:table-cell>
          <table:table-cell table:number-columns-repeated="2" office:value-type="float" office:value="1.07446480041925">
            <text:p>1.0744648004</text:p>
          </table:table-cell>
          <table:table-cell office:value-type="float" office:value="0">
            <text:p>0</text:p>
          </table:table-cell>
          <table:table-cell table:number-columns-repeated="2" office:value-type="float" office:value="33.3083708195434">
            <text:p>33.3083708195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3">
            <text:p>3</text:p>
          </table:table-cell>
          <table:table-cell office:value-type="float" office:value="430">
            <text:p>430</text:p>
          </table:table-cell>
          <table:table-cell table:number-columns-repeated="2" office:value-type="float" office:value="314">
            <text:p>314</text:p>
          </table:table-cell>
          <table:table-cell office:value-type="float" office:value="7582">
            <text:p>7582</text:p>
          </table:table-cell>
          <table:table-cell office:value-type="float" office:value="11254">
            <text:p>11254</text:p>
          </table:table-cell>
          <table:table-cell office:value-type="float" office:value="16550">
            <text:p>16550</text:p>
          </table:table-cell>
          <table:table-cell office:value-type="float" office:value="44.625">
            <text:p>44.625</text:p>
          </table:table-cell>
          <table:table-cell office:value-type="float" office:value="136">
            <text:p>136</text:p>
          </table:table-cell>
          <table:table-cell office:value-type="float" office:value="200">
            <text:p>200</text:p>
          </table:table-cell>
          <table:table-cell office:value-type="float" office:value="0.00588565022421525">
            <text:p>0.0058856502</text:p>
          </table:table-cell>
          <table:table-cell table:number-columns-repeated="2" office:value-type="float" office:value="0.0120845921450151">
            <text:p>0.0120845921</text:p>
          </table:table-cell>
          <table:table-cell office:value-type="float" office:value="1.02066767190673">
            <text:p>1.0206676719</text:p>
          </table:table-cell>
          <table:table-cell table:number-columns-repeated="2" office:value-type="float" office:value="1.04258230574748">
            <text:p>1.042582305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3">
            <text:p>3</text:p>
          </table:table-cell>
          <table:table-cell office:value-type="float" office:value="423">
            <text:p>423</text:p>
          </table:table-cell>
          <table:table-cell office:value-type="float" office:value="308">
            <text:p>308</text:p>
          </table:table-cell>
          <table:table-cell office:value-type="float" office:value="615">
            <text:p>615</text:p>
          </table:table-cell>
          <table:table-cell office:value-type="float" office:value="7633">
            <text:p>7633</text:p>
          </table:table-cell>
          <table:table-cell office:value-type="float" office:value="10948">
            <text:p>10948</text:p>
          </table:table-cell>
          <table:table-cell office:value-type="float" office:value="16094">
            <text:p>16094</text:p>
          </table:table-cell>
          <table:table-cell office:value-type="float" office:value="48.875">
            <text:p>48.875</text:p>
          </table:table-cell>
          <table:table-cell table:number-columns-repeated="2" office:value-type="float" office:value="55.25">
            <text:p>55.25</text:p>
          </table:table-cell>
          <table:table-cell office:value-type="float" office:value="0.00640311804008909">
            <text:p>0.006403118</text:p>
          </table:table-cell>
          <table:table-cell office:value-type="float" office:value="0.00504658385093168">
            <text:p>0.0050465839</text:p>
          </table:table-cell>
          <table:table-cell office:value-type="float" office:value="0.0034329563812601">
            <text:p>0.0034329564</text:p>
          </table:table-cell>
          <table:table-cell office:value-type="float" office:value="1.02249127298476">
            <text:p>1.022491273</text:p>
          </table:table-cell>
          <table:table-cell office:value-type="float" office:value="1.01771296077505">
            <text:p>1.0177129608</text:p>
          </table:table-cell>
          <table:table-cell office:value-type="float" office:value="1.01203844630586">
            <text:p>1.012038446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07">
            <text:p>307</text:p>
          </table:table-cell>
          <table:table-cell office:value-type="float" office:value="7425">
            <text:p>7425</text:p>
          </table:table-cell>
          <table:table-cell office:value-type="float" office:value="10914">
            <text:p>10914</text:p>
          </table:table-cell>
          <table:table-cell office:value-type="float" office:value="16692">
            <text:p>16692</text:p>
          </table:table-cell>
          <table:table-cell office:value-type="float" office:value="111.375">
            <text:p>111.375</text:p>
          </table:table-cell>
          <table:table-cell office:value-type="float" office:value="229.5">
            <text:p>229.5</text:p>
          </table:table-cell>
          <table:table-cell office:value-type="float" office:value="351">
            <text:p>351</text:p>
          </table:table-cell>
          <table:table-cell office:value-type="float" office:value="0.015">
            <text:p>0.015</text:p>
          </table:table-cell>
          <table:table-cell table:number-columns-repeated="2" office:value-type="float" office:value="0.0210280373831776">
            <text:p>0.0210280374</text:p>
          </table:table-cell>
          <table:table-cell office:value-type="float" office:value="1.052941">
            <text:p>1.052941</text:p>
          </table:table-cell>
          <table:table-cell table:number-columns-repeated="2" office:value-type="float" office:value="1.07446480041925">
            <text:p>1.0744648004</text:p>
          </table:table-cell>
          <table:table-cell office:value-type="float" office:value="0">
            <text:p>0</text:p>
          </table:table-cell>
          <table:table-cell table:number-columns-repeated="2" office:value-type="float" office:value="33.3083708195434">
            <text:p>33.3083708195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3">
            <text:p>3</text:p>
          </table:table-cell>
          <table:table-cell office:value-type="float" office:value="423">
            <text:p>423</text:p>
          </table:table-cell>
          <table:table-cell office:value-type="float" office:value="614">
            <text:p>614</text:p>
          </table:table-cell>
          <table:table-cell office:value-type="float" office:value="306">
            <text:p>306</text:p>
          </table:table-cell>
          <table:table-cell office:value-type="float" office:value="8041">
            <text:p>8041</text:p>
          </table:table-cell>
          <table:table-cell office:value-type="float" office:value="11594">
            <text:p>11594</text:p>
          </table:table-cell>
          <table:table-cell office:value-type="float" office:value="17212">
            <text:p>17212</text:p>
          </table:table-cell>
          <table:table-cell office:value-type="float" office:value="50.25">
            <text:p>50.25</text:p>
          </table:table-cell>
          <table:table-cell office:value-type="float" office:value="81.75">
            <text:p>81.75</text:p>
          </table:table-cell>
          <table:table-cell office:value-type="float" office:value="208">
            <text:p>208</text:p>
          </table:table-cell>
          <table:table-cell office:value-type="float" office:value="0.00624922273349086">
            <text:p>0.0062492227</text:p>
          </table:table-cell>
          <table:table-cell office:value-type="float" office:value="0.00705106089356564">
            <text:p>0.0070510609</text:p>
          </table:table-cell>
          <table:table-cell office:value-type="float" office:value="0.0120845921450151">
            <text:p>0.0120845921</text:p>
          </table:table-cell>
          <table:table-cell office:value-type="float" office:value="1.02194882302537">
            <text:p>1.021948823</text:p>
          </table:table-cell>
          <table:table-cell office:value-type="float" office:value="1.02477615934854">
            <text:p>1.0247761593</text:p>
          </table:table-cell>
          <table:table-cell office:value-type="float" office:value="1.04258230574748">
            <text:p>1.042582305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72">
            <text:p>272</text:p>
          </table:table-cell>
          <table:table-cell office:value-type="float" office:value="7911">
            <text:p>7911</text:p>
          </table:table-cell>
          <table:table-cell office:value-type="float" office:value="11520">
            <text:p>11520</text:p>
          </table:table-cell>
          <table:table-cell office:value-type="float" office:value="16464">
            <text:p>16464</text:p>
          </table:table-cell>
          <table:table-cell office:value-type="float" office:value="33.75">
            <text:p>33.75</text:p>
          </table:table-cell>
          <table:table-cell office:value-type="float" office:value="54">
            <text:p>54</text:p>
          </table:table-cell>
          <table:table-cell office:value-type="float" office:value="-47.125">
            <text:p>-47.125</text:p>
          </table:table-cell>
          <table:table-cell office:value-type="float" office:value="0.00426621160409556">
            <text:p>0.0042662116</text:p>
          </table:table-cell>
          <table:table-cell office:value-type="float" office:value="0.0046875">
            <text:p>0.0046875</text:p>
          </table:table-cell>
          <table:table-cell office:value-type="float" office:value="-0.00286230563654033">
            <text:p>-0.0028623056</text:p>
          </table:table-cell>
          <table:table-cell office:value-type="float" office:value="1.01496741371478">
            <text:p>1.0149674137</text:p>
          </table:table-cell>
          <table:table-cell office:value-type="float" office:value="1.01644931640625">
            <text:p>1.0164493164</text:p>
          </table:table-cell>
          <table:table-cell office:value-type="float" office:value="0.98999798814748">
            <text:p>0.989997988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3">
            <text:p>3</text:p>
          </table:table-cell>
          <table:table-cell office:value-type="float" office:value="256">
            <text:p>256</text:p>
          </table:table-cell>
          <table:table-cell table:number-columns-repeated="2" office:value-type="float" office:value="566">
            <text:p>566</text:p>
          </table:table-cell>
          <table:table-cell office:value-type="float" office:value="7344">
            <text:p>7344</text:p>
          </table:table-cell>
          <table:table-cell office:value-type="float" office:value="11101">
            <text:p>11101</text:p>
          </table:table-cell>
          <table:table-cell office:value-type="float" office:value="16375">
            <text:p>16375</text:p>
          </table:table-cell>
          <table:table-cell office:value-type="float" office:value="-11.5">
            <text:p>-11.5</text:p>
          </table:table-cell>
          <table:table-cell office:value-type="float" office:value="22">
            <text:p>22</text:p>
          </table:table-cell>
          <table:table-cell office:value-type="float" office:value="118.75">
            <text:p>118.75</text:p>
          </table:table-cell>
          <table:table-cell office:value-type="float" office:value="-0.00156590413943355">
            <text:p>-0.0015659041</text:p>
          </table:table-cell>
          <table:table-cell office:value-type="float" office:value="0.00198180344113143">
            <text:p>0.0019818034</text:p>
          </table:table-cell>
          <table:table-cell office:value-type="float" office:value="0.00725190839694656">
            <text:p>0.0072519084</text:p>
          </table:table-cell>
          <table:table-cell office:value-type="float" office:value="0.994524141541299">
            <text:p>0.9945241415</text:p>
          </table:table-cell>
          <table:table-cell office:value-type="float" office:value="1.00694401003192">
            <text:p>1.00694401</text:p>
          </table:table-cell>
          <table:table-cell office:value-type="float" office:value="1.02548475613309">
            <text:p>1.025484756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3">
            <text:p>3</text:p>
          </table:table-cell>
          <table:table-cell office:value-type="float" office:value="288">
            <text:p>288</text:p>
          </table:table-cell>
          <table:table-cell office:value-type="float" office:value="600">
            <text:p>600</text:p>
          </table:table-cell>
          <table:table-cell office:value-type="float" office:value="288">
            <text:p>288</text:p>
          </table:table-cell>
          <table:table-cell office:value-type="float" office:value="7344">
            <text:p>7344</text:p>
          </table:table-cell>
          <table:table-cell office:value-type="float" office:value="11441">
            <text:p>11441</text:p>
          </table:table-cell>
          <table:table-cell office:value-type="float" office:value="16850">
            <text:p>16850</text:p>
          </table:table-cell>
          <table:table-cell office:value-type="float" office:value="52.625">
            <text:p>52.625</text:p>
          </table:table-cell>
          <table:table-cell office:value-type="float" office:value="123.25">
            <text:p>123.25</text:p>
          </table:table-cell>
          <table:table-cell office:value-type="float" office:value="193.75">
            <text:p>193.75</text:p>
          </table:table-cell>
          <table:table-cell office:value-type="float" office:value="0.00716571350762527">
            <text:p>0.0071657135</text:p>
          </table:table-cell>
          <table:table-cell office:value-type="float" office:value="0.0107726597325409">
            <text:p>0.0107726597</text:p>
          </table:table-cell>
          <table:table-cell office:value-type="float" office:value="0.0114985163204748">
            <text:p>0.0114985163</text:p>
          </table:table-cell>
          <table:table-cell office:value-type="float" office:value="1.02518063827883">
            <text:p>1.0251806383</text:p>
          </table:table-cell>
          <table:table-cell office:value-type="float" office:value="1.03793176745141">
            <text:p>1.0379317675</text:p>
          </table:table-cell>
          <table:table-cell office:value-type="float" office:value="1.0405039502417">
            <text:p>1.040503950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312">
            <text:p>312</text:p>
          </table:table-cell>
          <table:table-cell office:value-type="float" office:value="7752">
            <text:p>7752</text:p>
          </table:table-cell>
          <table:table-cell office:value-type="float" office:value="11628">
            <text:p>11628</text:p>
          </table:table-cell>
          <table:table-cell office:value-type="float" office:value="17100">
            <text:p>17100</text:p>
          </table:table-cell>
          <table:table-cell office:value-type="float" office:value="-4.875">
            <text:p>-4.875</text:p>
          </table:table-cell>
          <table:table-cell office:value-type="float" office:value="-34">
            <text:p>-34</text:p>
          </table:table-cell>
          <table:table-cell office:value-type="float" office:value="-50">
            <text:p>-50</text:p>
          </table:table-cell>
          <table:table-cell office:value-type="float" office:value="-0.000628869969040248">
            <text:p>-0.00062887</text:p>
          </table:table-cell>
          <table:table-cell table:number-columns-repeated="2" office:value-type="float" office:value="-0.00292397660818713">
            <text:p>-0.0029239766</text:p>
          </table:table-cell>
          <table:table-cell office:value-type="float" office:value="0.997799730244138">
            <text:p>0.9977997302</text:p>
          </table:table-cell>
          <table:table-cell table:number-columns-repeated="2" office:value-type="float" office:value="0.989782839164187">
            <text:p>0.98978283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304">
            <text:p>304</text:p>
          </table:table-cell>
          <table:table-cell table:number-columns-repeated="2" office:value-type="float" office:value="619">
            <text:p>619</text:p>
          </table:table-cell>
          <table:table-cell office:value-type="float" office:value="7492">
            <text:p>7492</text:p>
          </table:table-cell>
          <table:table-cell office:value-type="float" office:value="11679">
            <text:p>11679</text:p>
          </table:table-cell>
          <table:table-cell office:value-type="float" office:value="17175">
            <text:p>17175</text:p>
          </table:table-cell>
          <table:table-cell office:value-type="float" office:value="-222.875">
            <text:p>-222.875</text:p>
          </table:table-cell>
          <table:table-cell office:value-type="float" office:value="-321.875">
            <text:p>-321.875</text:p>
          </table:table-cell>
          <table:table-cell office:value-type="float" office:value="-473.375">
            <text:p>-473.375</text:p>
          </table:table-cell>
          <table:table-cell office:value-type="float" office:value="-0.0297483982915109">
            <text:p>-0.0297483983</text:p>
          </table:table-cell>
          <table:table-cell office:value-type="float" office:value="-0.0275601506978337">
            <text:p>-0.0275601507</text:p>
          </table:table-cell>
          <table:table-cell office:value-type="float" office:value="-0.0275618631732169">
            <text:p>-0.0275618632</text:p>
          </table:table-cell>
          <table:table-cell office:value-type="float" office:value="0.897615141693496">
            <text:p>0.8976151417</text:p>
          </table:table-cell>
          <table:table-cell office:value-type="float" office:value="0.905028213894297">
            <text:p>0.9050282139</text:p>
          </table:table-cell>
          <table:table-cell office:value-type="float" office:value="0.905022405244836">
            <text:p>0.9050224052</text:p>
          </table:table-cell>
          <table:table-cell office:value-type="float" office:value="-22.9520013813242">
            <text:p>-22.9520013813</text:p>
          </table:table-cell>
          <table:table-cell office:value-type="float" office:value="-24.8021528732153">
            <text:p>-24.8021528732</text:p>
          </table:table-cell>
          <table:table-cell office:value-type="float" office:value="-24.8005901289775">
            <text:p>-24.80059012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21">
            <text:p>321</text:p>
          </table:table-cell>
          <table:table-cell office:value-type="float" office:value="639">
            <text:p>639</text:p>
          </table:table-cell>
          <table:table-cell office:value-type="float" office:value="321">
            <text:p>321</text:p>
          </table:table-cell>
          <table:table-cell office:value-type="float" office:value="7636">
            <text:p>7636</text:p>
          </table:table-cell>
          <table:table-cell office:value-type="float" office:value="11311">
            <text:p>11311</text:p>
          </table:table-cell>
          <table:table-cell office:value-type="float" office:value="17524">
            <text:p>17524</text:p>
          </table:table-cell>
          <table:table-cell office:value-type="float" office:value="24.25">
            <text:p>24.25</text:p>
          </table:table-cell>
          <table:table-cell office:value-type="float" office:value="8">
            <text:p>8</text:p>
          </table:table-cell>
          <table:table-cell office:value-type="float" office:value="201.5">
            <text:p>201.5</text:p>
          </table:table-cell>
          <table:table-cell office:value-type="float" office:value="0.00317574646411734">
            <text:p>0.0031757465</text:p>
          </table:table-cell>
          <table:table-cell office:value-type="float" office:value="0.000707276102908673">
            <text:p>0.0007072761</text:p>
          </table:table-cell>
          <table:table-cell office:value-type="float" office:value="0.0114985163204748">
            <text:p>0.0114985163</text:p>
          </table:table-cell>
          <table:table-cell office:value-type="float" office:value="1.011134879941">
            <text:p>1.0111348799</text:p>
          </table:table-cell>
          <table:table-cell office:value-type="float" office:value="1.00247644682957">
            <text:p>1.0024764468</text:p>
          </table:table-cell>
          <table:table-cell office:value-type="float" office:value="1.0405039502417">
            <text:p>1.040503950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3">
            <text:p>3</text:p>
          </table:table-cell>
          <table:table-cell office:value-type="float" office:value="331">
            <text:p>331</text:p>
          </table:table-cell>
          <table:table-cell office:value-type="float" office:value="454">
            <text:p>454</text:p>
          </table:table-cell>
          <table:table-cell office:value-type="float" office:value="331">
            <text:p>331</text:p>
          </table:table-cell>
          <table:table-cell office:value-type="float" office:value="8262">
            <text:p>8262</text:p>
          </table:table-cell>
          <table:table-cell office:value-type="float" office:value="11907">
            <text:p>11907</text:p>
          </table:table-cell>
          <table:table-cell office:value-type="float" office:value="17784">
            <text:p>17784</text:p>
          </table:table-cell>
          <table:table-cell office:value-type="float" office:value="-80">
            <text:p>-80</text:p>
          </table:table-cell>
          <table:table-cell office:value-type="float" office:value="-68">
            <text:p>-68</text:p>
          </table:table-cell>
          <table:table-cell office:value-type="float" office:value="35.75">
            <text:p>35.75</text:p>
          </table:table-cell>
          <table:table-cell office:value-type="float" office:value="-0.00968288549987896">
            <text:p>-0.0096828855</text:p>
          </table:table-cell>
          <table:table-cell office:value-type="float" office:value="-0.00571092634584698">
            <text:p>-0.0057109263</text:p>
          </table:table-cell>
          <table:table-cell office:value-type="float" office:value="0.00201023391812865">
            <text:p>0.0020102339</text:p>
          </table:table-cell>
          <table:table-cell office:value-type="float" office:value="0.966293666962767">
            <text:p>0.966293667</text:p>
          </table:table-cell>
          <table:table-cell office:value-type="float" office:value="0.980075682561802">
            <text:p>0.9800756826</text:p>
          </table:table-cell>
          <table:table-cell office:value-type="float" office:value="1.00704373915265">
            <text:p>1.00704373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93">
            <text:p>293</text:p>
          </table:table-cell>
          <table:table-cell office:value-type="float" office:value="615">
            <text:p>615</text:p>
          </table:table-cell>
          <table:table-cell office:value-type="float" office:value="8154">
            <text:p>8154</text:p>
          </table:table-cell>
          <table:table-cell office:value-type="float" office:value="11662">
            <text:p>11662</text:p>
          </table:table-cell>
          <table:table-cell office:value-type="float" office:value="17862">
            <text:p>17862</text:p>
          </table:table-cell>
          <table:table-cell office:value-type="float" office:value="-167.75">
            <text:p>-167.75</text:p>
          </table:table-cell>
          <table:table-cell office:value-type="float" office:value="-109">
            <text:p>-109</text:p>
          </table:table-cell>
          <table:table-cell office:value-type="float" office:value="-112.125">
            <text:p>-112.125</text:p>
          </table:table-cell>
          <table:table-cell office:value-type="float" office:value="-0.0205727250429237">
            <text:p>-0.020572725</text:p>
          </table:table-cell>
          <table:table-cell office:value-type="float" office:value="-0.00934659578116961">
            <text:p>-0.0093465958</text:p>
          </table:table-cell>
          <table:table-cell office:value-type="float" office:value="-0.00627729257641921">
            <text:p>-0.0062772926</text:p>
          </table:table-cell>
          <table:table-cell office:value-type="float" office:value="0.928825006900523">
            <text:p>0.9288250069</text:p>
          </table:table-cell>
          <table:table-cell office:value-type="float" office:value="0.967458138117192">
            <text:p>0.9674581381</text:p>
          </table:table-cell>
          <table:table-cell office:value-type="float" office:value="0.978106708610629">
            <text:p>0.9781067086</text:p>
          </table:table-cell>
          <table:table-cell office:value-type="float" office:value="-33.3447569061855">
            <text:p>-33.34475690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400">
            <text:p>400</text:p>
          </table:table-cell>
          <table:table-cell office:value-type="float" office:value="599">
            <text:p>599</text:p>
          </table:table-cell>
          <table:table-cell office:value-type="float" office:value="6437">
            <text:p>6437</text:p>
          </table:table-cell>
          <table:table-cell office:value-type="float" office:value="9538">
            <text:p>9538</text:p>
          </table:table-cell>
          <table:table-cell office:value-type="float" office:value="16978">
            <text:p>16978</text:p>
          </table:table-cell>
          <table:table-cell office:value-type="float" office:value="-14.375">
            <text:p>-14.375</text:p>
          </table:table-cell>
          <table:table-cell office:value-type="float" office:value="13.4">
            <text:p>13.4</text:p>
          </table:table-cell>
          <table:table-cell office:value-type="float" office:value="189.5">
            <text:p>189.5</text:p>
          </table:table-cell>
          <table:table-cell office:value-type="float" office:value="-0.00223318315985708">
            <text:p>-0.0022331832</text:p>
          </table:table-cell>
          <table:table-cell office:value-type="float" office:value="0.00140490668903334">
            <text:p>0.0014049067</text:p>
          </table:table-cell>
          <table:table-cell office:value-type="float" office:value="0.0111615031216869">
            <text:p>0.0111615031</text:p>
          </table:table-cell>
          <table:table-cell office:value-type="float" office:value="0.99219363367027">
            <text:p>0.9921936337</text:p>
          </table:table-cell>
          <table:table-cell office:value-type="float" office:value="1.00492104198671">
            <text:p>1.004921042</text:p>
          </table:table-cell>
          <table:table-cell office:value-type="float" office:value="1.0393094360637">
            <text:p>1.039309436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10">
            <text:p>310</text:p>
          </table:table-cell>
          <table:table-cell office:value-type="float" office:value="435">
            <text:p>435</text:p>
          </table:table-cell>
          <table:table-cell office:value-type="float" office:value="637">
            <text:p>637</text:p>
          </table:table-cell>
          <table:table-cell office:value-type="float" office:value="7523">
            <text:p>7523</text:p>
          </table:table-cell>
          <table:table-cell office:value-type="float" office:value="10682">
            <text:p>10682</text:p>
          </table:table-cell>
          <table:table-cell office:value-type="float" office:value="17082">
            <text:p>17082</text:p>
          </table:table-cell>
          <table:table-cell office:value-type="float" office:value="126.285714285714">
            <text:p>126.2857142857</text:p>
          </table:table-cell>
          <table:table-cell office:value-type="float" office:value="-112.333333333333">
            <text:p>-112.3333333333</text:p>
          </table:table-cell>
          <table:table-cell office:value-type="float" office:value="149.714285714286">
            <text:p>149.7142857143</text:p>
          </table:table-cell>
          <table:table-cell office:value-type="float" office:value="0.0167866162814986">
            <text:p>0.0167866163</text:p>
          </table:table-cell>
          <table:table-cell office:value-type="float" office:value="-0.0105161330587281">
            <text:p>-0.0105161331</text:p>
          </table:table-cell>
          <table:table-cell office:value-type="float" office:value="0.00876444712061151">
            <text:p>0.0087644471</text:p>
          </table:table-cell>
          <table:table-cell office:value-type="float" office:value="1.05930546633816">
            <text:p>1.0593054663</text:p>
          </table:table-cell>
          <table:table-cell office:value-type="float" office:value="0.963410288841289">
            <text:p>0.9634102888</text:p>
          </table:table-cell>
          <table:table-cell office:value-type="float" office:value="1.03082612336747">
            <text:p>1.03082612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20">
            <text:p>320</text:p>
          </table:table-cell>
          <table:table-cell office:value-type="float" office:value="446">
            <text:p>446</text:p>
          </table:table-cell>
          <table:table-cell office:value-type="float" office:value="650">
            <text:p>650</text:p>
          </table:table-cell>
          <table:table-cell office:value-type="float" office:value="7244">
            <text:p>7244</text:p>
          </table:table-cell>
          <table:table-cell office:value-type="float" office:value="11199">
            <text:p>11199</text:p>
          </table:table-cell>
          <table:table-cell office:value-type="float" office:value="17153">
            <text:p>17153</text:p>
          </table:table-cell>
          <table:table-cell office:value-type="float" office:value="0">
            <text:p>0</text:p>
          </table:table-cell>
          <table:table-cell office:value-type="float" office:value="-275.4">
            <text:p>-275.4</text:p>
          </table:table-cell>
          <table:table-cell office:value-type="float" office:value="135.666666666667">
            <text:p>135.6666666667</text:p>
          </table:table-cell>
          <table:table-cell office:value-type="float" office:value="0">
            <text:p>0</text:p>
          </table:table-cell>
          <table:table-cell office:value-type="float" office:value="-0.0245914813822663">
            <text:p>-0.0245914814</text:p>
          </table:table-cell>
          <table:table-cell office:value-type="float" office:value="0.00790920927340213">
            <text:p>0.0079092093</text:p>
          </table:table-cell>
          <table:table-cell office:value-type="float" office:value="0.87">
            <text:p>0.87</text:p>
          </table:table-cell>
          <table:table-cell office:value-type="float" office:value="0.915115107436954">
            <text:p>0.9151151074</text:p>
          </table:table-cell>
          <table:table-cell office:value-type="float" office:value="1.02780484141592">
            <text:p>1.0278048414</text:p>
          </table:table-cell>
          <table:table-cell office:value-type="float" office:value="0">
            <text:p>0</text:p>
          </table:table-cell>
          <table:table-cell office:value-type="float" office:value="-27.8384634257819">
            <text:p>-27.8384634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22">
            <text:p>322</text:p>
          </table:table-cell>
          <table:table-cell office:value-type="float" office:value="655">
            <text:p>655</text:p>
          </table:table-cell>
          <table:table-cell office:value-type="float" office:value="6975">
            <text:p>6975</text:p>
          </table:table-cell>
          <table:table-cell office:value-type="float" office:value="10634">
            <text:p>10634</text:p>
          </table:table-cell>
          <table:table-cell office:value-type="float" office:value="16003">
            <text:p>16003</text:p>
          </table:table-cell>
          <table:table-cell table:number-columns-repeated="2" office:value-type="float" office:value="0">
            <text:p>0</text:p>
          </table:table-cell>
          <table:table-cell office:value-type="float" office:value="136.8">
            <text:p>136.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854839717552959">
            <text:p>0.0085483972</text:p>
          </table:table-cell>
          <table:table-cell office:value-type="float" office:value="0.87">
            <text:p>0.87</text:p>
          </table:table-cell>
          <table:table-cell office:value-type="float" office:value="0.99">
            <text:p>0.99</text:p>
          </table:table-cell>
          <table:table-cell office:value-type="float" office:value="1.03006261729912">
            <text:p>1.03006261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37">
            <text:p>337</text:p>
          </table:table-cell>
          <table:table-cell office:value-type="float" office:value="465">
            <text:p>465</text:p>
          </table:table-cell>
          <table:table-cell office:value-type="float" office:value="673">
            <text:p>673</text:p>
          </table:table-cell>
          <table:table-cell office:value-type="float" office:value="6716">
            <text:p>6716</text:p>
          </table:table-cell>
          <table:table-cell office:value-type="float" office:value="11407">
            <text:p>11407</text:p>
          </table:table-cell>
          <table:table-cell office:value-type="float" office:value="18546">
            <text:p>18546</text:p>
          </table:table-cell>
          <table:table-cell table:number-columns-repeated="2" office:value-type="float" office:value="0">
            <text:p>0</text:p>
          </table:table-cell>
          <table:table-cell office:value-type="float" office:value="392">
            <text:p>392</text:p>
          </table:table-cell>
          <table:table-cell table:number-columns-repeated="2" office:value-type="float" office:value="0">
            <text:p>0</text:p>
          </table:table-cell>
          <table:table-cell office:value-type="float" office:value="0.0211366332362774">
            <text:p>0.0211366332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office:value-type="float" office:value="1.07485386056552">
            <text:p>1.0748538606</text:p>
          </table:table-cell>
          <table:table-cell table:number-columns-repeated="2" office:value-type="float" office:value="0">
            <text:p>0</text:p>
          </table:table-cell>
          <table:table-cell office:value-type="float" office:value="33.1390072870935">
            <text:p>33.1390072871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5">
            <text:p>5</text:p>
          </table:table-cell>
          <table:table-cell office:value-type="float" office:value="342">
            <text:p>342</text:p>
          </table:table-cell>
          <table:table-cell table:number-columns-repeated="2" office:value-type="float" office:value="473">
            <text:p>473</text:p>
          </table:table-cell>
          <table:table-cell office:value-type="float" office:value="6466">
            <text:p>6466</text:p>
          </table:table-cell>
          <table:table-cell office:value-type="float" office:value="11256">
            <text:p>11256</text:p>
          </table:table-cell>
          <table:table-cell office:value-type="float" office:value="19134">
            <text:p>19134</text:p>
          </table:table-cell>
          <table:table-cell table:number-columns-repeated="6" office:value-type="float" office:value="0">
            <text:p>0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1.13">
            <text:p>1.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5">
            <text:p>5</text:p>
          </table:table-cell>
          <table:table-cell office:value-type="float" office:value="343">
            <text:p>343</text:p>
          </table:table-cell>
          <table:table-cell table:number-columns-repeated="2" office:value-type="float" office:value="475">
            <text:p>475</text:p>
          </table:table-cell>
          <table:table-cell office:value-type="float" office:value="6226">
            <text:p>6226</text:p>
          </table:table-cell>
          <table:table-cell office:value-type="float" office:value="11293">
            <text:p>11293</text:p>
          </table:table-cell>
          <table:table-cell office:value-type="float" office:value="19862">
            <text:p>19862</text:p>
          </table:table-cell>
          <table:table-cell table:number-columns-repeated="6" office:value-type="float" office:value="0">
            <text:p>0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103.75">
            <text:p>103.75</text:p>
          </table:table-cell>
          <table:table-cell office:value-type="float" office:value="4051.5">
            <text:p>4051.5</text:p>
          </table:table-cell>
          <table:table-cell office:value-type="float" office:value="21440">
            <text:p>21440</text:p>
          </table:table-cell>
          <table:table-cell office:value-type="float" office:value="12.1025">
            <text:p>12.1025</text:p>
          </table:table-cell>
          <table:table-cell table:number-columns-repeated="3" office:value-type="float" office:value="5">
            <text:p>5</text:p>
          </table:table-cell>
          <table:table-cell office:value-type="float" office:value="306">
            <text:p>306</text:p>
          </table:table-cell>
          <table:table-cell office:value-type="float" office:value="653">
            <text:p>653</text:p>
          </table:table-cell>
          <table:table-cell office:value-type="float" office:value="440">
            <text:p>440</text:p>
          </table:table-cell>
          <table:table-cell office:value-type="float" office:value="5995">
            <text:p>5995</text:p>
          </table:table-cell>
          <table:table-cell office:value-type="float" office:value="11110">
            <text:p>11110</text:p>
          </table:table-cell>
          <table:table-cell office:value-type="float" office:value="20618">
            <text:p>20618</text:p>
          </table:table-cell>
          <table:table-cell table:number-columns-repeated="6" office:value-type="float" office:value="0">
            <text:p>0</text:p>
          </table:table-cell>
          <table:table-cell office:value-type="float" office:value="0.87">
            <text:p>0.87</text:p>
          </table:table-cell>
          <table:table-cell office:value-type="float" office:value="1.04">
            <text:p>1.04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107">
            <text:p>107</text:p>
          </table:table-cell>
          <table:table-cell office:value-type="float" office:value="4064">
            <text:p>4064</text:p>
          </table:table-cell>
          <table:table-cell office:value-type="float" office:value="22140.3333333333">
            <text:p>22140.3333333333</text:p>
          </table:table-cell>
          <table:table-cell office:value-type="float" office:value="13.47">
            <text:p>13.47</text:p>
          </table:table-cell>
          <table:table-cell table:number-columns-repeated="3" office:value-type="float" office:value="5">
            <text:p>5</text:p>
          </table:table-cell>
          <table:table-cell office:value-type="float" office:value="306">
            <text:p>306</text:p>
          </table:table-cell>
          <table:table-cell table:number-columns-repeated="2" office:value-type="float" office:value="441">
            <text:p>441</text:p>
          </table:table-cell>
          <table:table-cell office:value-type="float" office:value="5772">
            <text:p>5772</text:p>
          </table:table-cell>
          <table:table-cell office:value-type="float" office:value="11377">
            <text:p>11377</text:p>
          </table:table-cell>
          <table:table-cell office:value-type="float" office:value="21402">
            <text:p>21402</text:p>
          </table:table-cell>
          <table:table-cell table:number-columns-repeated="6" office:value-type="float" office:value="0">
            <text:p>0</text:p>
          </table:table-cell>
          <table:table-cell office:value-type="float" office:value="0.87">
            <text:p>0.87</text:p>
          </table:table-cell>
          <table:table-cell office:value-type="float" office:value="0.98">
            <text:p>0.9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18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0.87">
            <text:p>0.87</text:p>
          </table:table-cell>
          <table:table-cell office:value-type="float" office:value="0.98">
            <text:p>0.98</text:p>
          </table:table-cell>
          <table:table-cell office:value-type="float" office:value="1.13">
            <text:p>1.13</text:p>
          </table:table-cell>
          <table:table-cell office:value-type="float" office:value="-18">
            <text:p>-18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6.8">
            <text:p>16.8</text:p>
          </table:table-cell>
          <table:table-cell office:value-type="float" office:value="21.3">
            <text:p>21.3</text:p>
          </table:table-cell>
          <table:table-cell office:value-type="float" office:value="28.7">
            <text:p>28.7</text:p>
          </table:table-cell>
          <table:table-cell office:value-type="float" office:value="16467">
            <text:p>16467</text:p>
          </table:table-cell>
          <table:table-cell office:value-type="float" office:value="16811">
            <text:p>16811</text:p>
          </table:table-cell>
          <table:table-cell office:value-type="float" office:value="16992">
            <text:p>1699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0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02:39.56</dc:date>
    <dc:creator>Liam Widdess</dc:creator>
    <meta:editing-duration>P2DT3H30M45S</meta:editing-duration>
    <meta:editing-cycles>185</meta:editing-cycles>
    <meta:generator>OpenOffice/4.1.7$Win32 OpenOffice.org_project/417m1$Build-9800</meta:generator>
    <meta:document-statistic meta:table-count="8" meta:cell-count="10752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179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30">
                <text:p>10630</text:p>
              </table:table-cell>
              <table:table-cell office:value-type="float" office:value="13715">
                <text:p>13715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542">
                <text:p>10542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872">
                <text:p>108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4226">
                <text:p>14226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721">
                <text:p>10721</text:p>
              </table:table-cell>
              <table:table-cell office:value-type="float" office:value="14808">
                <text:p>14808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710">
                <text:p>10710</text:p>
              </table:table-cell>
              <table:table-cell office:value-type="float" office:value="14728">
                <text:p>14728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702">
                <text:p>10702</text:p>
              </table:table-cell>
              <table:table-cell office:value-type="float" office:value="13898">
                <text:p>13898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771">
                <text:p>10771</text:p>
              </table:table-cell>
              <table:table-cell office:value-type="float" office:value="13928">
                <text:p>13928</text:p>
              </table:table-cell>
              <table:table-cell office:value-type="float" office:value="19426">
                <text:p>19426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0505">
                <text:p>10505</text:p>
              </table:table-cell>
              <table:table-cell office:value-type="float" office:value="13772">
                <text:p>13772</text:p>
              </table:table-cell>
              <table:table-cell office:value-type="float" office:value="20094">
                <text:p>20094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0552">
                <text:p>10552</text:p>
              </table:table-cell>
              <table:table-cell office:value-type="float" office:value="13648">
                <text:p>13648</text:p>
              </table:table-cell>
              <table:table-cell office:value-type="float" office:value="19815">
                <text:p>19815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856">
                <text:p>10856</text:p>
              </table:table-cell>
              <table:table-cell office:value-type="float" office:value="13922">
                <text:p>13922</text:p>
              </table:table-cell>
              <table:table-cell office:value-type="float" office:value="19237">
                <text:p>19237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764">
                <text:p>10764</text:p>
              </table:table-cell>
              <table:table-cell office:value-type="float" office:value="14096">
                <text:p>14096</text:p>
              </table:table-cell>
              <table:table-cell office:value-type="float" office:value="19469">
                <text:p>19469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0392">
                <text:p>10392</text:p>
              </table:table-cell>
              <table:table-cell office:value-type="float" office:value="13402">
                <text:p>13402</text:p>
              </table:table-cell>
              <table:table-cell office:value-type="float" office:value="20180">
                <text:p>20180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767">
                <text:p>9767</text:p>
              </table:table-cell>
              <table:table-cell office:value-type="float" office:value="13682">
                <text:p>13682</text:p>
              </table:table-cell>
              <table:table-cell office:value-type="float" office:value="19799">
                <text:p>19799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9828">
                <text:p>9828</text:p>
              </table:table-cell>
              <table:table-cell office:value-type="float" office:value="13762">
                <text:p>13762</text:p>
              </table:table-cell>
              <table:table-cell office:value-type="float" office:value="19195">
                <text:p>191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9397">
                <text:p>9397</text:p>
              </table:table-cell>
              <table:table-cell office:value-type="float" office:value="13710">
                <text:p>13710</text:p>
              </table:table-cell>
              <table:table-cell office:value-type="float" office:value="19461">
                <text:p>1946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9811">
                <text:p>9811</text:p>
              </table:table-cell>
              <table:table-cell office:value-type="float" office:value="13178">
                <text:p>13178</text:p>
              </table:table-cell>
              <table:table-cell office:value-type="float" office:value="18061">
                <text:p>18061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758">
                <text:p>9758</text:p>
              </table:table-cell>
              <table:table-cell office:value-type="float" office:value="13183">
                <text:p>13183</text:p>
              </table:table-cell>
              <table:table-cell office:value-type="float" office:value="18309">
                <text:p>18309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9661">
                <text:p>9661</text:p>
              </table:table-cell>
              <table:table-cell office:value-type="float" office:value="13874">
                <text:p>13874</text:p>
              </table:table-cell>
              <table:table-cell office:value-type="float" office:value="19195">
                <text:p>19195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9060">
                <text:p>9060</text:p>
              </table:table-cell>
              <table:table-cell office:value-type="float" office:value="12540">
                <text:p>12540</text:p>
              </table:table-cell>
              <table:table-cell office:value-type="float" office:value="19546">
                <text:p>1954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700">
                <text:p>8700</text:p>
              </table:table-cell>
              <table:table-cell office:value-type="float" office:value="12398">
                <text:p>12398</text:p>
              </table:table-cell>
              <table:table-cell office:value-type="float" office:value="17786">
                <text:p>1778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8585">
                <text:p>8585</text:p>
              </table:table-cell>
              <table:table-cell office:value-type="float" office:value="12422">
                <text:p>12422</text:p>
              </table:table-cell>
              <table:table-cell office:value-type="float" office:value="17778">
                <text:p>1777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8240">
                <text:p>8240</text:p>
              </table:table-cell>
              <table:table-cell office:value-type="float" office:value="12268">
                <text:p>12268</text:p>
              </table:table-cell>
              <table:table-cell office:value-type="float" office:value="18681">
                <text:p>1868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8204">
                <text:p>8204</text:p>
              </table:table-cell>
              <table:table-cell office:value-type="float" office:value="11512">
                <text:p>11512</text:p>
              </table:table-cell>
              <table:table-cell office:value-type="float" office:value="16905">
                <text:p>16905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8562">
                <text:p>8562</text:p>
              </table:table-cell>
              <table:table-cell office:value-type="float" office:value="11460">
                <text:p>11460</text:p>
              </table:table-cell>
              <table:table-cell office:value-type="float" office:value="16492">
                <text:p>1649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8350">
                <text:p>8350</text:p>
              </table:table-cell>
              <table:table-cell office:value-type="float" office:value="12274">
                <text:p>12274</text:p>
              </table:table-cell>
              <table:table-cell office:value-type="float" office:value="17654">
                <text:p>1765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8082">
                <text:p>8082</text:p>
              </table:table-cell>
              <table:table-cell office:value-type="float" office:value="11394">
                <text:p>11394</text:p>
              </table:table-cell>
              <table:table-cell office:value-type="float" office:value="17930">
                <text:p>17930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8178">
                <text:p>8178</text:p>
              </table:table-cell>
              <table:table-cell office:value-type="float" office:value="10847">
                <text:p>10847</text:p>
              </table:table-cell>
              <table:table-cell office:value-type="float" office:value="16482">
                <text:p>16482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122">
                <text:p>8122</text:p>
              </table:table-cell>
              <table:table-cell office:value-type="float" office:value="10923">
                <text:p>10923</text:p>
              </table:table-cell>
              <table:table-cell office:value-type="float" office:value="15389">
                <text:p>1538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8018">
                <text:p>8018</text:p>
              </table:table-cell>
              <table:table-cell office:value-type="float" office:value="10655">
                <text:p>10655</text:p>
              </table:table-cell>
              <table:table-cell office:value-type="float" office:value="16507">
                <text:p>1650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940">
                <text:p>7940</text:p>
              </table:table-cell>
              <table:table-cell office:value-type="float" office:value="10374">
                <text:p>10374</text:p>
              </table:table-cell>
              <table:table-cell office:value-type="float" office:value="15560">
                <text:p>1556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776">
                <text:p>7776</text:p>
              </table:table-cell>
              <table:table-cell office:value-type="float" office:value="10602">
                <text:p>10602</text:p>
              </table:table-cell>
              <table:table-cell office:value-type="float" office:value="16139">
                <text:p>16139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950">
                <text:p>7950</text:p>
              </table:table-cell>
              <table:table-cell office:value-type="float" office:value="10923">
                <text:p>10923</text:p>
              </table:table-cell>
              <table:table-cell office:value-type="float" office:value="17646">
                <text:p>17646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848">
                <text:p>7848</text:p>
              </table:table-cell>
              <table:table-cell office:value-type="float" office:value="11860">
                <text:p>11860</text:p>
              </table:table-cell>
              <table:table-cell office:value-type="float" office:value="17008">
                <text:p>1700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940">
                <text:p>7940</text:p>
              </table:table-cell>
              <table:table-cell office:value-type="float" office:value="10970">
                <text:p>1097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804">
                <text:p>7804</text:p>
              </table:table-cell>
              <table:table-cell office:value-type="float" office:value="11263">
                <text:p>11263</text:p>
              </table:table-cell>
              <table:table-cell office:value-type="float" office:value="16812">
                <text:p>1681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615">
                <text:p>7615</text:p>
              </table:table-cell>
              <table:table-cell office:value-type="float" office:value="12092">
                <text:p>12092</text:p>
              </table:table-cell>
              <table:table-cell office:value-type="float" office:value="17117">
                <text:p>17117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606">
                <text:p>7606</text:p>
              </table:table-cell>
              <table:table-cell office:value-type="float" office:value="11995">
                <text:p>11995</text:p>
              </table:table-cell>
              <table:table-cell office:value-type="float" office:value="16594">
                <text:p>1659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472">
                <text:p>7472</text:p>
              </table:table-cell>
              <table:table-cell office:value-type="float" office:value="11679">
                <text:p>11679</text:p>
              </table:table-cell>
              <table:table-cell office:value-type="float" office:value="17975">
                <text:p>17975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8560">
                <text:p>8560</text:p>
              </table:table-cell>
              <table:table-cell office:value-type="float" office:value="11580">
                <text:p>11580</text:p>
              </table:table-cell>
              <table:table-cell office:value-type="float" office:value="19399">
                <text:p>19399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9110">
                <text:p>9110</text:p>
              </table:table-cell>
              <table:table-cell office:value-type="float" office:value="12320">
                <text:p>12320</text:p>
              </table:table-cell>
              <table:table-cell office:value-type="float" office:value="18591">
                <text:p>1859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9178">
                <text:p>9178</text:p>
              </table:table-cell>
              <table:table-cell office:value-type="float" office:value="11920">
                <text:p>11920</text:p>
              </table:table-cell>
              <table:table-cell office:value-type="float" office:value="16444">
                <text:p>16444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8720">
                <text:p>8720</text:p>
              </table:table-cell>
              <table:table-cell office:value-type="float" office:value="11534">
                <text:p>11534</text:p>
              </table:table-cell>
              <table:table-cell office:value-type="float" office:value="17512">
                <text:p>1751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8680">
                <text:p>8680</text:p>
              </table:table-cell>
              <table:table-cell office:value-type="float" office:value="11465">
                <text:p>11465</text:p>
              </table:table-cell>
              <table:table-cell office:value-type="float" office:value="18849">
                <text:p>18849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858">
                <text:p>8858</text:p>
              </table:table-cell>
              <table:table-cell office:value-type="float" office:value="11782">
                <text:p>11782</text:p>
              </table:table-cell>
              <table:table-cell office:value-type="float" office:value="18009">
                <text:p>18009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770">
                <text:p>8770</text:p>
              </table:table-cell>
              <table:table-cell office:value-type="float" office:value="11678">
                <text:p>11678</text:p>
              </table:table-cell>
              <table:table-cell office:value-type="float" office:value="17834">
                <text:p>1783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610">
                <text:p>8610</text:p>
              </table:table-cell>
              <table:table-cell office:value-type="float" office:value="12558">
                <text:p>12558</text:p>
              </table:table-cell>
              <table:table-cell office:value-type="float" office:value="20387">
                <text:p>20387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468">
                <text:p>8468</text:p>
              </table:table-cell>
              <table:table-cell office:value-type="float" office:value="13068">
                <text:p>13068</text:p>
              </table:table-cell>
              <table:table-cell office:value-type="float" office:value="18694">
                <text:p>1869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935">
                <text:p>8935</text:p>
              </table:table-cell>
              <table:table-cell office:value-type="float" office:value="12162">
                <text:p>12162</text:p>
              </table:table-cell>
              <table:table-cell office:value-type="float" office:value="17382">
                <text:p>17382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100">
                <text:p>8100</text:p>
              </table:table-cell>
              <table:table-cell office:value-type="float" office:value="11446">
                <text:p>11446</text:p>
              </table:table-cell>
              <table:table-cell office:value-type="float" office:value="17461">
                <text:p>17461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7800">
                <text:p>7800</text:p>
              </table:table-cell>
              <table:table-cell office:value-type="float" office:value="11548">
                <text:p>11548</text:p>
              </table:table-cell>
              <table:table-cell office:value-type="float" office:value="19711">
                <text:p>19711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262">
                <text:p>8262</text:p>
              </table:table-cell>
              <table:table-cell office:value-type="float" office:value="11090">
                <text:p>11090</text:p>
              </table:table-cell>
              <table:table-cell office:value-type="float" office:value="18438">
                <text:p>1843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7344">
                <text:p>7344</text:p>
              </table:table-cell>
              <table:table-cell office:value-type="float" office:value="11260">
                <text:p>11260</text:p>
              </table:table-cell>
              <table:table-cell office:value-type="float" office:value="16509">
                <text:p>16509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6912">
                <text:p>6912</text:p>
              </table:table-cell>
              <table:table-cell office:value-type="float" office:value="10830">
                <text:p>10830</text:p>
              </table:table-cell>
              <table:table-cell office:value-type="float" office:value="16722">
                <text:p>1672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7776">
                <text:p>7776</text:p>
              </table:table-cell>
              <table:table-cell office:value-type="float" office:value="11322">
                <text:p>11322</text:p>
              </table:table-cell>
              <table:table-cell office:value-type="float" office:value="19230">
                <text:p>19230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262">
                <text:p>8262</text:p>
              </table:table-cell>
              <table:table-cell office:value-type="float" office:value="11799">
                <text:p>11799</text:p>
              </table:table-cell>
              <table:table-cell office:value-type="float" office:value="17961">
                <text:p>17961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344">
                <text:p>7344</text:p>
              </table:table-cell>
              <table:table-cell office:value-type="float" office:value="11248">
                <text:p>11248</text:p>
              </table:table-cell>
              <table:table-cell office:value-type="float" office:value="16016">
                <text:p>1601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6912">
                <text:p>6912</text:p>
              </table:table-cell>
              <table:table-cell office:value-type="float" office:value="10455">
                <text:p>10455</text:p>
              </table:table-cell>
              <table:table-cell office:value-type="float" office:value="15990">
                <text:p>1599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7718">
                <text:p>7718</text:p>
              </table:table-cell>
              <table:table-cell office:value-type="float" office:value="10989">
                <text:p>10989</text:p>
              </table:table-cell>
              <table:table-cell office:value-type="float" office:value="15964">
                <text:p>15964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7032">
                <text:p>7032</text:p>
              </table:table-cell>
              <table:table-cell office:value-type="float" office:value="10608">
                <text:p>10608</text:p>
              </table:table-cell>
              <table:table-cell office:value-type="float" office:value="15650">
                <text:p>15650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6600">
                <text:p>6600</text:p>
              </table:table-cell>
              <table:table-cell office:value-type="float" office:value="10183">
                <text:p>10183</text:p>
              </table:table-cell>
              <table:table-cell office:value-type="float" office:value="15475">
                <text:p>1547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7395">
                <text:p>7395</text:p>
              </table:table-cell>
              <table:table-cell office:value-type="float" office:value="10914">
                <text:p>10914</text:p>
              </table:table-cell>
              <table:table-cell office:value-type="float" office:value="16050">
                <text:p>16050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582">
                <text:p>7582</text:p>
              </table:table-cell>
              <table:table-cell office:value-type="float" office:value="11254">
                <text:p>11254</text:p>
              </table:table-cell>
              <table:table-cell office:value-type="float" office:value="16550">
                <text:p>16550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633">
                <text:p>7633</text:p>
              </table:table-cell>
              <table:table-cell office:value-type="float" office:value="10948">
                <text:p>10948</text:p>
              </table:table-cell>
              <table:table-cell office:value-type="float" office:value="16094">
                <text:p>1609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7425">
                <text:p>7425</text:p>
              </table:table-cell>
              <table:table-cell office:value-type="float" office:value="10914">
                <text:p>10914</text:p>
              </table:table-cell>
              <table:table-cell office:value-type="float" office:value="16692">
                <text:p>16692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041">
                <text:p>8041</text:p>
              </table:table-cell>
              <table:table-cell office:value-type="float" office:value="11594">
                <text:p>11594</text:p>
              </table:table-cell>
              <table:table-cell office:value-type="float" office:value="17212">
                <text:p>17212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7911">
                <text:p>7911</text:p>
              </table:table-cell>
              <table:table-cell office:value-type="float" office:value="11520">
                <text:p>11520</text:p>
              </table:table-cell>
              <table:table-cell office:value-type="float" office:value="16464">
                <text:p>16464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7344">
                <text:p>7344</text:p>
              </table:table-cell>
              <table:table-cell office:value-type="float" office:value="11101">
                <text:p>11101</text:p>
              </table:table-cell>
              <table:table-cell office:value-type="float" office:value="16375">
                <text:p>16375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7344">
                <text:p>7344</text:p>
              </table:table-cell>
              <table:table-cell office:value-type="float" office:value="11441">
                <text:p>11441</text:p>
              </table:table-cell>
              <table:table-cell office:value-type="float" office:value="16850">
                <text:p>16850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7752">
                <text:p>7752</text:p>
              </table:table-cell>
              <table:table-cell office:value-type="float" office:value="11628">
                <text:p>11628</text:p>
              </table:table-cell>
              <table:table-cell office:value-type="float" office:value="17100">
                <text:p>17100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7492">
                <text:p>7492</text:p>
              </table:table-cell>
              <table:table-cell office:value-type="float" office:value="11679">
                <text:p>11679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7636">
                <text:p>7636</text:p>
              </table:table-cell>
              <table:table-cell office:value-type="float" office:value="11311">
                <text:p>11311</text:p>
              </table:table-cell>
              <table:table-cell office:value-type="float" office:value="17524">
                <text:p>1752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8262">
                <text:p>8262</text:p>
              </table:table-cell>
              <table:table-cell office:value-type="float" office:value="11907">
                <text:p>11907</text:p>
              </table:table-cell>
              <table:table-cell office:value-type="float" office:value="17784">
                <text:p>1778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8154">
                <text:p>8154</text:p>
              </table:table-cell>
              <table:table-cell office:value-type="float" office:value="11662">
                <text:p>11662</text:p>
              </table:table-cell>
              <table:table-cell office:value-type="float" office:value="17862">
                <text:p>1786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6437">
                <text:p>6437</text:p>
              </table:table-cell>
              <table:table-cell office:value-type="float" office:value="9538">
                <text:p>9538</text:p>
              </table:table-cell>
              <table:table-cell office:value-type="float" office:value="16978">
                <text:p>16978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7523">
                <text:p>7523</text:p>
              </table:table-cell>
              <table:table-cell office:value-type="float" office:value="10682">
                <text:p>10682</text:p>
              </table:table-cell>
              <table:table-cell office:value-type="float" office:value="17082">
                <text:p>1708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7244">
                <text:p>7244</text:p>
              </table:table-cell>
              <table:table-cell office:value-type="float" office:value="11199">
                <text:p>11199</text:p>
              </table:table-cell>
              <table:table-cell office:value-type="float" office:value="17153">
                <text:p>17153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6975">
                <text:p>6975</text:p>
              </table:table-cell>
              <table:table-cell office:value-type="float" office:value="10634">
                <text:p>10634</text:p>
              </table:table-cell>
              <table:table-cell office:value-type="float" office:value="16003">
                <text:p>16003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6716">
                <text:p>6716</text:p>
              </table:table-cell>
              <table:table-cell office:value-type="float" office:value="11407">
                <text:p>11407</text:p>
              </table:table-cell>
              <table:table-cell office:value-type="float" office:value="18546">
                <text:p>18546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6466">
                <text:p>6466</text:p>
              </table:table-cell>
              <table:table-cell office:value-type="float" office:value="11256">
                <text:p>11256</text:p>
              </table:table-cell>
              <table:table-cell office:value-type="float" office:value="19134">
                <text:p>19134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6226">
                <text:p>6226</text:p>
              </table:table-cell>
              <table:table-cell office:value-type="float" office:value="11293">
                <text:p>11293</text:p>
              </table:table-cell>
              <table:table-cell office:value-type="float" office:value="19862">
                <text:p>19862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5995">
                <text:p>5995</text:p>
              </table:table-cell>
              <table:table-cell office:value-type="float" office:value="11110">
                <text:p>11110</text:p>
              </table:table-cell>
              <table:table-cell office:value-type="float" office:value="20618">
                <text:p>2061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5772">
                <text:p>5772</text:p>
              </table:table-cell>
              <table:table-cell office:value-type="float" office:value="11377">
                <text:p>11377</text:p>
              </table:table-cell>
              <table:table-cell office:value-type="float" office:value="21402">
                <text:p>214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3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51.5">
                <text:p>4051.5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3cm" svg:y="1.404cm" svg:width="31.223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025">
                <text:p>12.1025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47">
                <text:p>13.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cm" svg:y="1.352cm" svg:width="31.675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64872145507449">
                <text:p>0.964872145507449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861941814892487">
                <text:p>0.861941814892487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.0017842149477">
                <text:p>1.0017842149477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95807448808188">
                <text:p>0.99580744880818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.00338824168432">
                <text:p>1.003388241684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75636267789291">
                <text:p>0.975636267789291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7565737387967">
                <text:p>0.97565737387967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77526573818067">
                <text:p>0.977526573818067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7468300014062">
                <text:p>0.9746830001406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56438508782106">
                <text:p>0.956438508782106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88722890259318">
                <text:p>0.98872289025931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60105367700879">
                <text:p>0.96010536770087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43004069098973">
                <text:p>0.943004069098973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.00891399984891">
                <text:p>1.00891399984891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.01458530134212">
                <text:p>1.01458530134212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34046919951783">
                <text:p>0.934046919951783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63412697920581">
                <text:p>0.963412697920581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40134375531397">
                <text:p>0.9401343755313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7017460461849">
                <text:p>0.97017460461849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40447845287037">
                <text:p>0.940447845287037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232576999362">
                <text:p>0.966232576999362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7436752807191">
                <text:p>0.97743675280719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96054058775">
                <text:p>0.9096054058775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35475210916489">
                <text:p>0.935475210916489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68966744323984">
                <text:p>0.9689667443239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82921682467536">
                <text:p>0.98292168246753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.03936862732971">
                <text:p>1.03936862732971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67765035197151">
                <text:p>0.967765035197151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8272916270751">
                <text:p>0.978272916270751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.01619390200398">
                <text:p>1.0161939020039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.02672978987731">
                <text:p>1.0267297898773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74709509369344">
                <text:p>0.97470950936934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64349884472869">
                <text:p>0.96434988447286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80717336255795">
                <text:p>0.980717336255795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3719828759993">
                <text:p>1.03719828759993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1810644528803">
                <text:p>1.01810644528803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1.05942275432257">
                <text:p>1.0594227543225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881166092656">
                <text:p>1.088116609265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0.970220975059733">
                <text:p>0.970220975059733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5224058161964">
                <text:p>1.0522405816196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.06107195734426">
                <text:p>1.0610719573442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8542001418428">
                <text:p>1.08542001418428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7897165201968">
                <text:p>1.0789716520196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2206000360594">
                <text:p>1.0220600036059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.02497484404918">
                <text:p>1.0249748440491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82282951253342">
                <text:p>0.98228295125334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0.98280601910541">
                <text:p>0.98280601910541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0.978419467651134">
                <text:p>0.978419467651134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04050797111154">
                <text:p>1.0405079711115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0.985108822470815">
                <text:p>0.985108822470815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0.990349707741033">
                <text:p>0.990349707741033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0.956019951872265">
                <text:p>0.95601995187226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0.943519613370276">
                <text:p>0.94351961337027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0.981891230771437">
                <text:p>0.981891230771437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0.898977918826533">
                <text:p>0.898977918826533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0.911291251070682">
                <text:p>0.911291251070682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0.9006974131809">
                <text:p>0.9006974131809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03350076441753">
                <text:p>1.03350076441753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0.983956835261678">
                <text:p>0.98395683526167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03968962600439">
                <text:p>1.03968962600439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07446480041925">
                <text:p>1.07446480041925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04258230574748">
                <text:p>1.0425823057474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01771296077505">
                <text:p>1.01771296077505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07446480041925">
                <text:p>1.07446480041925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02477615934854">
                <text:p>1.02477615934854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01644931640625">
                <text:p>1.01644931640625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00694401003192">
                <text:p>1.00694401003192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3793176745141">
                <text:p>1.03793176745141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0.989782839164187">
                <text:p>0.989782839164187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0.905028213894297">
                <text:p>0.90502821389429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00247644682957">
                <text:p>1.002476446829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0.980075682561802">
                <text:p>0.980075682561802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0.967458138117192">
                <text:p>0.96745813811719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00492104198671">
                <text:p>1.00492104198671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0.963410288841289">
                <text:p>0.963410288841289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0.915115107436954">
                <text:p>0.91511510743695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399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440">
                <text:p>21440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2140.3333333333">
                <text:p>22140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